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68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94cm"/>
    </style:style>
    <style:style style:name="co5" style:family="table-column">
      <style:table-column-properties fo:break-before="auto" style:column-width="7.467cm"/>
    </style:style>
    <style:style style:name="co6" style:family="table-column">
      <style:table-column-properties fo:break-before="auto" style:column-width="2.882cm"/>
    </style:style>
    <style:style style:name="co7" style:family="table-column">
      <style:table-column-properties fo:break-before="auto" style:column-width="2.701cm"/>
    </style:style>
    <style:style style:name="co8" style:family="table-column">
      <style:table-column-properties fo:break-before="auto" style:column-width="2.836cm"/>
    </style:style>
    <style:style style:name="co9" style:family="table-column">
      <style:table-column-properties fo:break-before="auto" style:column-width="3.6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2cm" fo:break-before="auto" style:use-optimal-row-height="false"/>
    </style:style>
    <style:style style:name="ta1" style:family="table" style:master-page-name="Default">
      <style:table-properties table:display="true" style:writing-mode="lr-tb" table:tab-color="#ff0000"/>
    </style:style>
    <style:style style:name="ta2" style:family="table" style:master-page-name="Default">
      <style:table-properties table:display="true" style:writing-mode="lr-tb" table:tab-color="#ff4000"/>
    </style:style>
    <style:style style:name="ta3" style:family="table" style:master-page-name="Default">
      <style:table-properties table:display="true" style:writing-mode="lr-tb" table:tab-color="#afd095"/>
    </style:style>
    <style:style style:name="ta4" style:family="table" style:master-page-name="Default">
      <style:table-properties table:display="true" style:writing-mode="lr-tb" table:tab-color="#77bc65"/>
    </style:style>
    <style:style style:name="ta5" style:family="table" style:master-page-name="Default">
      <style:table-properties table:display="true" style:writing-mode="lr-tb" table:tab-color="#3faf46"/>
    </style:style>
    <style:style style:name="ta6" style:family="table" style:master-page-name="Default">
      <style:table-properties table:display="true" style:writing-mode="lr-tb" table:tab-color="#069a2e"/>
    </style:style>
    <style:style style:name="ta7" style:family="table" style:master-page-name="Default">
      <style:table-properties table:display="true" style:writing-mode="lr-tb" table:tab-color="#127622"/>
    </style:style>
    <style:style style:name="ta8" style:family="table" style:master-page-name="Default">
      <style:table-properties table:display="true" style:writing-mode="lr-tb" table:tab-color="#224b12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5983b0"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ed4c05"/>
    </style:style>
    <style:style style:name="ce3" style:family="table-cell" style:parent-style-name="Default" style:data-style-name="N100">
      <style:table-cell-properties fo:background-color="#ffdbb6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/>
    <style:style style:name="ce39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end" fo:margin-left="0cm"/>
    </style:style>
    <style:style style:name="ce6" style:family="table-cell" style:parent-style-name="Default" style:data-style-name="N100">
      <style:table-cell-properties fo:background-color="#ff4000" style:text-align-source="fix" style:repeat-content="false" style:vertical-align="middle"/>
      <style:paragraph-properties fo:text-align="end" fo:margin-left="0cm"/>
    </style:style>
    <style:style style:name="ce7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 style:data-style-name="N100">
      <style:table-cell-properties fo:background-color="transparent"/>
    </style:style>
    <style:style style:name="ce9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0" style:family="table-cell" style:parent-style-name="Default" style:data-style-name="N4">
      <style:table-cell-properties fo:background-color="#5983b0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4">
      <style:table-cell-properties fo:background-color="#ed4c05"/>
    </style:style>
    <style:style style:name="ce46" style:family="table-cell" style:parent-style-name="Default" style:data-style-name="N4"/>
    <style:style style:name="ce12" style:family="table-cell" style:parent-style-name="Default" style:data-style-name="N4"/>
    <style:style style:name="ce48" style:family="table-cell" style:parent-style-name="Default" style:data-style-name="N4">
      <style:table-cell-properties fo:background-color="transparent"/>
    </style:style>
    <style:style style:name="ce14" style:family="table-cell" style:parent-style-name="Default" style:data-style-name="N4">
      <style:table-cell-properties fo:background-color="#ff4000" style:text-align-source="fix" style:repeat-content="false"/>
      <style:paragraph-properties fo:text-align="end" fo:margin-left="0cm"/>
    </style:style>
    <style:style style:name="ce13" style:family="table-cell" style:parent-style-name="Default" style:data-style-name="N4">
      <style:table-cell-properties fo:background-color="transparent"/>
    </style:style>
    <style:style style:name="ce15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16" style:family="table-cell" style:parent-style-name="Default" style:data-style-name="N1">
      <style:table-cell-properties fo:background-color="#5983b0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">
      <style:table-cell-properties fo:background-color="#ed4c05"/>
    </style:style>
    <style:style style:name="ce54" style:family="table-cell" style:parent-style-name="Default" style:data-style-name="N1"/>
    <style:style style:name="ce18" style:family="table-cell" style:parent-style-name="Default" style:data-style-name="N1"/>
    <style:style style:name="ce59" style:family="table-cell" style:parent-style-name="Default" style:data-style-name="N1">
      <style:table-cell-properties fo:background-color="transparent"/>
    </style:style>
    <style:style style:name="ce20" style:family="table-cell" style:parent-style-name="Default" style:data-style-name="N1">
      <style:table-cell-properties fo:background-color="#ff4000" style:text-align-source="fix" style:repeat-content="false"/>
      <style:paragraph-properties fo:text-align="end" fo:margin-left="0cm"/>
    </style:style>
    <style:style style:name="ce21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cm"/>
    </style:style>
    <style:style style:name="ce22" style:family="table-cell" style:parent-style-name="Default" style:data-style-name="N4">
      <style:table-cell-properties fo:background-color="#ff4000"/>
    </style:style>
    <style:style style:name="ce23" style:family="table-cell" style:parent-style-name="Default" style:data-style-name="N4">
      <style:table-cell-properties fo:background-color="#2a6099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 style:data-style-name="N107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5" style:family="table-cell" style:parent-style-name="Default" style:data-style-name="N100">
      <style:table-cell-properties fo:background-color="#3faf46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27" style:family="table-cell" style:parent-style-name="Default">
      <style:table-cell-properties fo:background-color="#3faf46" style:text-align-source="fix" style:repeat-content="false" style:vertical-align="middle"/>
      <style:paragraph-properties fo:text-align="end" fo:margin-left="0cm"/>
    </style:style>
    <style:style style:name="ce65" style:family="table-cell" style:parent-style-name="Default" style:data-style-name="N5"/>
    <style:style style:name="ce29" style:family="table-cell" style:parent-style-name="Default" style:data-style-name="N5">
      <style:table-cell-properties fo:background-color="#3faf46"/>
    </style:style>
    <style:style style:name="ce30" style:family="table-cell" style:parent-style-name="Default" style:data-style-name="N5">
      <style:text-properties fo:color="#000000"/>
    </style:style>
    <style:style style:name="ce28" style:family="table-cell" style:parent-style-name="Default" style:data-style-name="N5"/>
    <style:style style:name="ce31" style:family="table-cell" style:parent-style-name="Default" style:data-style-name="N3">
      <style:table-cell-properties fo:background-color="#3faf46"/>
    </style:style>
    <style:style style:name="ce32" style:family="table-cell" style:parent-style-name="Default" style:data-style-name="N3"/>
    <style:style style:name="ce33" style:family="table-cell" style:parent-style-name="Default" style:data-style-name="N4">
      <style:table-cell-properties fo:background-color="#3faf46"/>
    </style:style>
    <style:style style:name="ce34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</style:style>
    <style:style style:name="ce35" style:family="table-cell" style:parent-style-name="Default" style:data-style-name="N4">
      <style:table-cell-properties style:vertical-align="bottom"/>
    </style:style>
    <style:style style:name="ce36" style:family="table-cell" style:parent-style-name="Default">
      <style:table-cell-properties style:vertical-align="bottom"/>
    </style:style>
    <style:style style:name="ce75" style:family="table-cell" style:parent-style-name="Default" style:data-style-name="N107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a933"/>
    </style:style>
    <style:style style:name="ce76" style:family="table-cell" style:parent-style-name="Default" style:data-style-name="N100">
      <style:text-properties fo:color="#00a933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ois 1" table:style-name="ta1">
        <table:table-column table:style-name="co1" table:default-cell-style-name="ce4"/>
        <table:table-column table:style-name="co2" table:default-cell-style-name="ce12"/>
        <table:table-column table:style-name="co3" table:default-cell-style-name="ce18"/>
        <table:table-column table:style-name="co4" table:default-cell-style-name="ce12"/>
        <table:table-column table:style-name="co5" table:default-cell-style-name="Default"/>
        <table:table-column table:style-name="co6" table:default-cell-style-name="ce28"/>
        <table:table-column table:style-name="co7" table:default-cell-style-name="ce12"/>
        <table:table-column table:style-name="co8" table:default-cell-style-name="ce32"/>
        <table:table-column table:style-name="co9" table:default-cell-style-name="ce12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harges</text:p>
          </table:table-cell>
          <table:covered-table-cell table:style-name="ce10"/>
          <table:covered-table-cell table:style-name="ce16"/>
          <table:covered-table-cell table:style-name="ce10"/>
          <table:table-cell table:style-name="ce1" office:value-type="string" calcext:value-type="string" table:number-columns-spanned="4" table:number-rows-spanned="1">
            <text:p>Produits</text:p>
          </table:table-cell>
          <table:covered-table-cell table:style-name="ce65"/>
          <table:covered-table-cell table:number-columns-repeated="2" table:style-name="Default"/>
          <table:table-cell table:style-name="ce34"/>
          <table:table-cell table:number-columns-repeated="1015"/>
        </table:table-row>
        <table:table-row table:style-name="ro1">
          <table:table-cell table:style-name="ce2" office:value-type="string" calcext:value-type="string">
            <text:p>Désignation</text:p>
          </table:table-cell>
          <table:table-cell table:style-name="ce11" office:value-type="string" calcext:value-type="string">
            <text:p>Prix unitaire</text:p>
          </table:table-cell>
          <table:table-cell table:style-name="ce17" office:value-type="string" calcext:value-type="string">
            <text:p>Nombre</text:p>
          </table:table-cell>
          <table:table-cell table:style-name="ce11" office:value-type="string" calcext:value-type="string">
            <text:p>Montant</text:p>
          </table:table-cell>
          <table:table-cell table:style-name="ce25" office:value-type="string" calcext:value-type="string">
            <text:p>Désignation</text:p>
          </table:table-cell>
          <table:table-cell table:style-name="ce29" office:value-type="string" calcext:value-type="string">
            <text:p>Prix unitaire</text:p>
          </table:table-cell>
          <table:table-cell table:style-name="ce31" office:value-type="string" calcext:value-type="string">
            <text:p>Nombre</text:p>
          </table:table-cell>
          <table:table-cell table:style-name="ce33" office:value-type="string" calcext:value-type="string">
            <text:p>Montant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4" table:number-rows-spanned="1">
            <text:p>Charges fixes</text:p>
          </table:table-cell>
          <table:covered-table-cell table:style-name="ce46"/>
          <table:covered-table-cell table:style-name="Default"/>
          <table:covered-table-cell table:style-name="ce46"/>
          <table:table-cell table:style-name="ce4" office:value-type="string" calcext:value-type="string">
            <text:p>Commission des réservations hôtels</text:p>
          </table:table-cell>
          <table:table-cell table:style-name="ce30" office:value-type="float" office:value="9000" calcext:value-type="float">
            <text:p>9 000,00</text:p>
          </table:table-cell>
          <table:table-cell table:style-name="ce32" office:value-type="float" office:value="600" calcext:value-type="float">
            <text:p>600</text:p>
          </table:table-cell>
          <table:table-cell table:style-name="ce12" table:formula="of:=[.F3]*[.G3]" office:value-type="float" office:value="5400000" calcext:value-type="float">
            <text:p>5 400 000,00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harges fixes</text:p>
          </table:table-cell>
          <table:table-cell office:value-type="float" office:value="45585800" calcext:value-type="float">
            <text:p>45 585 800,00</text:p>
          </table:table-cell>
          <table:table-cell table:style-name="Default" office:value-type="float" office:value="1" calcext:value-type="float">
            <text:p>1</text:p>
          </table:table-cell>
          <table:table-cell table:formula="of:=[.B4]*[.C4]" office:value-type="float" office:value="45585800" calcext:value-type="float">
            <text:p>45 585 800,00</text:p>
          </table:table-cell>
          <table:table-cell table:style-name="ce4" office:value-type="string" calcext:value-type="string">
            <text:p>Voyages organisée avec hébergement hôtels</text:p>
          </table:table-cell>
          <table:table-cell office:value-type="float" office:value="300000" calcext:value-type="float">
            <text:p>300 000,00</text:p>
          </table:table-cell>
          <table:table-cell table:style-name="ce32" office:value-type="float" office:value="120" calcext:value-type="float">
            <text:p>120</text:p>
          </table:table-cell>
          <table:table-cell table:style-name="ce12" table:formula="of:=[.F4]*[.G4]" office:value-type="float" office:value="36000000" calcext:value-type="float">
            <text:p>36 000 000,00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4" table:number-rows-spanned="1">
            <text:p>Charges variables</text:p>
          </table:table-cell>
          <table:covered-table-cell table:style-name="ce46"/>
          <table:covered-table-cell table:style-name="ce54"/>
          <table:covered-table-cell table:style-name="ce46"/>
          <table:table-cell table:style-name="ce4" office:value-type="string" calcext:value-type="string">
            <text:p><text:span text:style-name="T1">Expériences en plein</text:span> air</text:p>
          </table:table-cell>
          <table:table-cell office:value-type="float" office:value="200000" calcext:value-type="float">
            <text:p>200 000,00</text:p>
          </table:table-cell>
          <table:table-cell table:style-name="ce32" office:value-type="float" office:value="120" calcext:value-type="float">
            <text:p>120</text:p>
          </table:table-cell>
          <table:table-cell table:style-name="ce12" table:formula="of:=[.F5]*[.G5]" office:value-type="float" office:value="24000000" calcext:value-type="float">
            <text:p>24 000 000,0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Hébergement des voyageurs(Hôtel)</text:p>
          </table:table-cell>
          <table:table-cell office:value-type="float" office:value="150000" calcext:value-type="float">
            <text:p>150 000,00</text:p>
          </table:table-cell>
          <table:table-cell office:value-type="float" office:value="120" calcext:value-type="float">
            <text:p>120</text:p>
          </table:table-cell>
          <table:table-cell table:formula="of:=[.B6]*[.C6]" office:value-type="float" office:value="18000000" calcext:value-type="float">
            <text:p>18 000 000,00</text:p>
          </table:table-cell>
          <table:table-cell office:value-type="string" calcext:value-type="string">
            <text:p>Revenu Google Adsense</text:p>
          </table:table-cell>
          <table:table-cell office:value-type="float" office:value="400000" calcext:value-type="float">
            <text:p>400 000,00</text:p>
          </table:table-cell>
          <table:table-cell table:style-name="Default" office:value-type="float" office:value="1" calcext:value-type="float">
            <text:p>1</text:p>
          </table:table-cell>
          <table:table-cell table:style-name="ce12" table:formula="of:=[.F6]*[.G6]" office:value-type="float" office:value="400000" calcext:value-type="float">
            <text:p>400 000,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rges des prises en main voyageurs(En plein air)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120" calcext:value-type="float">
            <text:p>120</text:p>
          </table:table-cell>
          <table:table-cell table:formula="of:=[.B7]*[.C7]" office:value-type="float" office:value="12000000" calcext:value-type="float">
            <text:p>12 000 000,00</text:p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Charges liées aux publicités</text:p>
          </table:table-cell>
          <table:table-cell office:value-type="float" office:value="5175000" calcext:value-type="float">
            <text:p>5 175 000,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175000" calcext:value-type="float">
            <text:p>5 175 000,00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59"/>
          <table:table-cell table:style-name="ce13" table:formula="of:=SUM([.D8];[.D6];[.D7])" office:value-type="float" office:value="35175000" calcext:value-type="float">
            <text:p>35 175 000,00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style-name="ce26" table:number-columns-spanned="3" table:number-rows-spanned="1"/>
          <table:covered-table-cell table:style-name="ce65"/>
          <table:covered-table-cell table:style-name="Default"/>
          <table:table-cell table:style-name="ce28"/>
          <table:table-cell table:style-name="ce35"/>
          <table:table-cell table:style-name="ce36" table:number-columns-repeated="1015"/>
        </table:table-row>
        <table:table-row table:style-name="ro1">
          <table:table-cell table:style-name="ce6" office:value-type="string" calcext:value-type="string" table:number-columns-spanned="3" table:number-rows-spanned="1">
            <text:p>Total</text:p>
          </table:table-cell>
          <table:covered-table-cell table:style-name="ce14"/>
          <table:covered-table-cell table:style-name="ce20"/>
          <table:table-cell table:style-name="ce22" table:formula="of:=SUM([.D4];[.D9])" office:value-type="float" office:value="80760800" calcext:value-type="float">
            <text:p>80 760 800,00</text:p>
          </table:table-cell>
          <table:table-cell table:style-name="ce27" office:value-type="string" calcext:value-type="string" table:number-columns-spanned="3" table:number-rows-spanned="1">
            <text:p>Total</text:p>
          </table:table-cell>
          <table:covered-table-cell table:style-name="ce29"/>
          <table:covered-table-cell table:style-name="ce33"/>
          <table:table-cell table:style-name="ce31" table:formula="of:=SUM([.H3:.H6])-[.H10]" office:value-type="float" office:value="65800000" calcext:value-type="float">
            <text:p>65 800 000</text:p>
          </table:table-cell>
          <table:table-cell table:style-name="ce35"/>
          <table:table-cell table:style-name="ce36" table:number-columns-repeated="1015"/>
        </table:table-row>
        <table:table-row table:style-name="ro1">
          <table:table-cell table:style-name="ce39"/>
          <table:table-cell table:style-name="ce13"/>
          <table:table-cell table:style-name="ce59"/>
          <table:table-cell table:style-name="ce13"/>
          <table:table-cell table:number-columns-repeated="1020"/>
        </table:table-row>
        <table:table-row table:style-name="ro1">
          <table:table-cell table:style-name="ce7"/>
          <table:table-cell table:style-name="ce13"/>
          <table:table-cell table:style-name="ce59"/>
          <table:table-cell table:style-name="ce23" office:value-type="string" calcext:value-type="string" table:number-columns-spanned="2" table:number-rows-spanned="1">
            <text:p>Résultat</text:p>
          </table:table-cell>
          <table:covered-table-cell/>
          <table:table-cell table:number-columns-repeated="1019"/>
        </table:table-row>
        <table:table-row table:style-name="ro1">
          <table:table-cell table:style-name="ce8"/>
          <table:table-cell table:style-name="ce13"/>
          <table:table-cell table:style-name="ce59"/>
          <table:table-cell table:style-name="ce24" table:formula="of:=-[.D11]+[.H11]" office:value-type="float" office:value="-14960800" calcext:value-type="float" table:number-columns-spanned="2" table:number-rows-spanned="1">
            <text:p>-14 960 800,00</text:p>
          </table:table-cell>
          <table:covered-table-cell/>
          <table:table-cell table:number-columns-repeated="1019"/>
        </table:table-row>
        <table:table-row table:style-name="ro1">
          <table:table-cell table:style-name="ce8"/>
          <table:table-cell table:style-name="ce13"/>
          <table:table-cell table:style-name="ce59"/>
          <table:table-cell table:style-name="ce13"/>
          <table:table-cell table:number-columns-repeated="1020"/>
        </table:table-row>
        <table:table-row table:style-name="ro1">
          <table:table-cell table:style-name="ce39"/>
          <table:table-cell table:style-name="ce13"/>
          <table:table-cell table:style-name="ce59"/>
          <table:table-cell table:style-name="ce13"/>
          <table:table-cell table:number-columns-repeated="1020"/>
        </table:table-row>
        <table:table-row table:style-name="ro1">
          <table:table-cell table:style-name="ce9"/>
          <table:table-cell table:style-name="ce15"/>
          <table:table-cell table:style-name="ce21"/>
          <table:table-cell table:style-name="ce13"/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2" table:style-name="ta2">
        <table:table-column table:style-name="co1" table:default-cell-style-name="ce4"/>
        <table:table-column table:style-name="co2" table:default-cell-style-name="ce46"/>
        <table:table-column table:style-name="co3" table:default-cell-style-name="ce54"/>
        <table:table-column table:style-name="co4" table:default-cell-style-name="ce46"/>
        <table:table-column table:style-name="co5" table:default-cell-style-name="Default"/>
        <table:table-column table:style-name="co6" table:default-cell-style-name="ce65"/>
        <table:table-column table:style-name="co7" table:default-cell-style-name="ce46"/>
        <table:table-column table:style-name="co8" table:default-cell-style-name="ce65"/>
        <table:table-column table:style-name="co9" table:default-cell-style-name="ce46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harges</text:p>
          </table:table-cell>
          <table:covered-table-cell table:style-name="ce10"/>
          <table:covered-table-cell table:style-name="ce16"/>
          <table:covered-table-cell table:style-name="ce10"/>
          <table:table-cell table:style-name="ce1" office:value-type="string" calcext:value-type="string" table:number-columns-spanned="4" table:number-rows-spanned="1">
            <text:p>Produits</text:p>
          </table:table-cell>
          <table:covered-table-cell/>
          <table:covered-table-cell table:style-name="Default"/>
          <table:covered-table-cell/>
          <table:table-cell table:style-name="ce34"/>
          <table:table-cell table:number-columns-repeated="1015"/>
        </table:table-row>
        <table:table-row table:style-name="ro1">
          <table:table-cell table:style-name="ce2" office:value-type="string" calcext:value-type="string">
            <text:p>Désignation</text:p>
          </table:table-cell>
          <table:table-cell table:style-name="ce11" office:value-type="string" calcext:value-type="string">
            <text:p>Prix unitaire</text:p>
          </table:table-cell>
          <table:table-cell table:style-name="ce17" office:value-type="string" calcext:value-type="string">
            <text:p>Nombre</text:p>
          </table:table-cell>
          <table:table-cell table:style-name="ce11" office:value-type="string" calcext:value-type="string">
            <text:p>Montant</text:p>
          </table:table-cell>
          <table:table-cell table:style-name="ce25" office:value-type="string" calcext:value-type="string">
            <text:p>Désignation</text:p>
          </table:table-cell>
          <table:table-cell table:style-name="ce29" office:value-type="string" calcext:value-type="string">
            <text:p>Prix unitaire</text:p>
          </table:table-cell>
          <table:table-cell table:style-name="ce31" office:value-type="string" calcext:value-type="string">
            <text:p>Nombre</text:p>
          </table:table-cell>
          <table:table-cell table:style-name="ce29" office:value-type="string" calcext:value-type="string">
            <text:p>Montant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4" table:number-rows-spanned="1">
            <text:p>Charges fixes</text:p>
          </table:table-cell>
          <table:covered-table-cell/>
          <table:covered-table-cell table:style-name="Default"/>
          <table:covered-table-cell/>
          <table:table-cell table:style-name="ce4" office:value-type="string" calcext:value-type="string">
            <text:p>Commission des réservations hôtels</text:p>
          </table:table-cell>
          <table:table-cell table:style-name="ce30" office:value-type="float" office:value="9000" calcext:value-type="float">
            <text:p>9 000,00</text:p>
          </table:table-cell>
          <table:table-cell table:style-name="ce32" office:value-type="float" office:value="900" calcext:value-type="float">
            <text:p>900</text:p>
          </table:table-cell>
          <table:table-cell table:formula="of:=[.F3]*[.G3]" office:value-type="float" office:value="8100000" calcext:value-type="float">
            <text:p>8 100 000,00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harges fixes</text:p>
          </table:table-cell>
          <table:table-cell office:value-type="float" office:value="45585800" calcext:value-type="float">
            <text:p>45 585 800,00</text:p>
          </table:table-cell>
          <table:table-cell table:style-name="Default" office:value-type="float" office:value="1" calcext:value-type="float">
            <text:p>1</text:p>
          </table:table-cell>
          <table:table-cell table:formula="of:=[.B4]*[.C4]" office:value-type="float" office:value="45585800" calcext:value-type="float">
            <text:p>45 585 800,00</text:p>
          </table:table-cell>
          <table:table-cell table:style-name="ce4" office:value-type="string" calcext:value-type="string">
            <text:p>Voyages organisée avec hébergement hôtels</text:p>
          </table:table-cell>
          <table:table-cell office:value-type="float" office:value="300000" calcext:value-type="float">
            <text:p>300 000,00</text:p>
          </table:table-cell>
          <table:table-cell table:style-name="ce32" office:value-type="float" office:value="144" calcext:value-type="float">
            <text:p>144</text:p>
          </table:table-cell>
          <table:table-cell table:formula="of:=[.F4]*[.G4]" office:value-type="float" office:value="43200000" calcext:value-type="float">
            <text:p>43 200 000,00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4" table:number-rows-spanned="1">
            <text:p>Charges variables</text:p>
          </table:table-cell>
          <table:covered-table-cell table:number-columns-repeated="3"/>
          <table:table-cell table:style-name="ce4" office:value-type="string" calcext:value-type="string">
            <text:p><text:span text:style-name="T1">Expériences en plein</text:span> air</text:p>
          </table:table-cell>
          <table:table-cell office:value-type="float" office:value="200000" calcext:value-type="float">
            <text:p>200 000,00</text:p>
          </table:table-cell>
          <table:table-cell table:style-name="ce32" office:value-type="float" office:value="144" calcext:value-type="float">
            <text:p>144</text:p>
          </table:table-cell>
          <table:table-cell table:formula="of:=[.F5]*[.G5]" office:value-type="float" office:value="28800000" calcext:value-type="float">
            <text:p>28 800 000,0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Hébergement des voyageurs(Hôtel)</text:p>
          </table:table-cell>
          <table:table-cell office:value-type="float" office:value="150000" calcext:value-type="float">
            <text:p>150 000,00</text:p>
          </table:table-cell>
          <table:table-cell office:value-type="float" office:value="144" calcext:value-type="float">
            <text:p>144</text:p>
          </table:table-cell>
          <table:table-cell table:formula="of:=[.B6]*[.C6]" office:value-type="float" office:value="21600000" calcext:value-type="float">
            <text:p>21 600 000,00</text:p>
          </table:table-cell>
          <table:table-cell office:value-type="string" calcext:value-type="string">
            <text:p>Revenu Google Adsense</text:p>
          </table:table-cell>
          <table:table-cell office:value-type="float" office:value="500000" calcext:value-type="float">
            <text:p>500 000,00</text:p>
          </table:table-cell>
          <table:table-cell table:style-name="Default" office:value-type="float" office:value="1" calcext:value-type="float">
            <text:p>1</text:p>
          </table:table-cell>
          <table:table-cell table:formula="of:=[.F6]*[.G6]" office:value-type="float" office:value="500000" calcext:value-type="float">
            <text:p>500 000,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rges des prises en main voyageurs(En plein air)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144" calcext:value-type="float">
            <text:p>144</text:p>
          </table:table-cell>
          <table:table-cell table:formula="of:=[.B7]*[.C7]" office:value-type="float" office:value="14400000" calcext:value-type="float">
            <text:p>14 400 000,00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Charges liées aux publicités</text:p>
          </table:table-cell>
          <table:table-cell office:value-type="float" office:value="5175000" calcext:value-type="float">
            <text:p>5 175 000,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175000" calcext:value-type="float">
            <text:p>5 175 000,00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59"/>
          <table:table-cell table:style-name="ce48" table:formula="of:=SUM([.D8];[.D6];[.D7])" office:value-type="float" office:value="41175000" calcext:value-type="float">
            <text:p>41 175 000,00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style-name="ce26" table:number-columns-spanned="3" table:number-rows-spanned="1"/>
          <table:covered-table-cell/>
          <table:covered-table-cell table:style-name="Default"/>
          <table:table-cell/>
          <table:table-cell table:style-name="ce35"/>
          <table:table-cell table:style-name="ce36" table:number-columns-repeated="1015"/>
        </table:table-row>
        <table:table-row table:style-name="ro1">
          <table:table-cell table:style-name="ce6" office:value-type="string" calcext:value-type="string" table:number-columns-spanned="3" table:number-rows-spanned="1">
            <text:p>Total</text:p>
          </table:table-cell>
          <table:covered-table-cell table:style-name="ce14"/>
          <table:covered-table-cell table:style-name="ce20"/>
          <table:table-cell table:style-name="ce22" table:formula="of:=SUM([.D4];[.D9])" office:value-type="float" office:value="86760800" calcext:value-type="float">
            <text:p>86 760 800,00</text:p>
          </table:table-cell>
          <table:table-cell table:style-name="ce27" office:value-type="string" calcext:value-type="string" table:number-columns-spanned="3" table:number-rows-spanned="1">
            <text:p>Total</text:p>
          </table:table-cell>
          <table:covered-table-cell table:style-name="ce29"/>
          <table:covered-table-cell table:style-name="ce33"/>
          <table:table-cell table:style-name="ce29" table:formula="of:=SUM([.H3:.H6])-[.H10]" office:value-type="float" office:value="80600000" calcext:value-type="float">
            <text:p>80 600 000,00</text:p>
          </table:table-cell>
          <table:table-cell table:style-name="ce35"/>
          <table:table-cell table:style-name="ce36" table:number-columns-repeated="1015"/>
        </table:table-row>
        <table:table-row table:style-name="ro1">
          <table:table-cell table:style-name="ce39"/>
          <table:table-cell table:style-name="ce48"/>
          <table:table-cell table:style-name="ce59"/>
          <table:table-cell table:style-name="ce48"/>
          <table:table-cell table:number-columns-repeated="1020"/>
        </table:table-row>
        <table:table-row table:style-name="ro1">
          <table:table-cell table:style-name="ce7"/>
          <table:table-cell table:style-name="ce48"/>
          <table:table-cell table:style-name="ce59"/>
          <table:table-cell table:style-name="ce23" office:value-type="string" calcext:value-type="string" table:number-columns-spanned="2" table:number-rows-spanned="1">
            <text:p>Résultat</text:p>
          </table:table-cell>
          <table:covered-table-cell/>
          <table:table-cell table:number-columns-repeated="1019"/>
        </table:table-row>
        <table:table-row table:style-name="ro1">
          <table:table-cell table:style-name="ce8"/>
          <table:table-cell table:style-name="ce48"/>
          <table:table-cell table:style-name="ce59"/>
          <table:table-cell table:style-name="ce24" table:formula="of:=-[.D11]+[.H11]" office:value-type="float" office:value="-6160800" calcext:value-type="float" table:number-columns-spanned="2" table:number-rows-spanned="1">
            <text:p>-6 160 800,00</text:p>
          </table:table-cell>
          <table:covered-table-cell/>
          <table:table-cell table:number-columns-repeated="1019"/>
        </table:table-row>
        <table:table-row table:style-name="ro1">
          <table:table-cell table:style-name="ce8"/>
          <table:table-cell table:style-name="ce48"/>
          <table:table-cell table:style-name="ce59"/>
          <table:table-cell table:style-name="ce48"/>
          <table:table-cell table:number-columns-repeated="1020"/>
        </table:table-row>
        <table:table-row table:style-name="ro1">
          <table:table-cell table:style-name="ce39"/>
          <table:table-cell table:style-name="ce48"/>
          <table:table-cell table:style-name="ce59"/>
          <table:table-cell table:style-name="ce48"/>
          <table:table-cell table:number-columns-repeated="1020"/>
        </table:table-row>
        <table:table-row table:style-name="ro1">
          <table:table-cell table:style-name="ce9"/>
          <table:table-cell table:style-name="ce15"/>
          <table:table-cell table:style-name="ce21"/>
          <table:table-cell table:style-name="ce48"/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3" table:style-name="ta3">
        <table:table-column table:style-name="co1" table:default-cell-style-name="ce4"/>
        <table:table-column table:style-name="co2" table:default-cell-style-name="ce46"/>
        <table:table-column table:style-name="co3" table:default-cell-style-name="ce54"/>
        <table:table-column table:style-name="co4" table:default-cell-style-name="ce46"/>
        <table:table-column table:style-name="co5" table:default-cell-style-name="Default"/>
        <table:table-column table:style-name="co6" table:default-cell-style-name="ce65"/>
        <table:table-column table:style-name="co7" table:default-cell-style-name="ce46"/>
        <table:table-column table:style-name="co8" table:default-cell-style-name="ce32"/>
        <table:table-column table:style-name="co9" table:default-cell-style-name="ce46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harges</text:p>
          </table:table-cell>
          <table:covered-table-cell table:style-name="ce10"/>
          <table:covered-table-cell table:style-name="ce16"/>
          <table:covered-table-cell table:style-name="ce10"/>
          <table:table-cell table:style-name="ce1" office:value-type="string" calcext:value-type="string" table:number-columns-spanned="4" table:number-rows-spanned="1">
            <text:p>Produits</text:p>
          </table:table-cell>
          <table:covered-table-cell/>
          <table:covered-table-cell table:number-columns-repeated="2" table:style-name="Default"/>
          <table:table-cell table:style-name="ce34"/>
          <table:table-cell table:number-columns-repeated="1015"/>
        </table:table-row>
        <table:table-row table:style-name="ro1">
          <table:table-cell table:style-name="ce2" office:value-type="string" calcext:value-type="string">
            <text:p>Désignation</text:p>
          </table:table-cell>
          <table:table-cell table:style-name="ce11" office:value-type="string" calcext:value-type="string">
            <text:p>Prix unitaire</text:p>
          </table:table-cell>
          <table:table-cell table:style-name="ce17" office:value-type="string" calcext:value-type="string">
            <text:p>Nombre</text:p>
          </table:table-cell>
          <table:table-cell table:style-name="ce11" office:value-type="string" calcext:value-type="string">
            <text:p>Montant</text:p>
          </table:table-cell>
          <table:table-cell table:style-name="ce25" office:value-type="string" calcext:value-type="string">
            <text:p>Désignation</text:p>
          </table:table-cell>
          <table:table-cell table:style-name="ce29" office:value-type="string" calcext:value-type="string">
            <text:p>Prix unitaire</text:p>
          </table:table-cell>
          <table:table-cell table:style-name="ce31" office:value-type="string" calcext:value-type="string">
            <text:p>Nombre</text:p>
          </table:table-cell>
          <table:table-cell table:style-name="ce33" office:value-type="string" calcext:value-type="string">
            <text:p>Montant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4" table:number-rows-spanned="1">
            <text:p>Charges fixes</text:p>
          </table:table-cell>
          <table:covered-table-cell/>
          <table:covered-table-cell table:style-name="Default"/>
          <table:covered-table-cell/>
          <table:table-cell table:style-name="ce4" office:value-type="string" calcext:value-type="string">
            <text:p>Commission des réservations hôtels</text:p>
          </table:table-cell>
          <table:table-cell table:style-name="ce30" office:value-type="float" office:value="9000" calcext:value-type="float">
            <text:p>9 000,00</text:p>
          </table:table-cell>
          <table:table-cell table:style-name="ce32" office:value-type="float" office:value="1200" calcext:value-type="float">
            <text:p>1 200</text:p>
          </table:table-cell>
          <table:table-cell table:style-name="ce46" table:formula="of:=[.F3]*[.G3]" office:value-type="float" office:value="10800000" calcext:value-type="float">
            <text:p>10 800 000,00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harges fixes</text:p>
          </table:table-cell>
          <table:table-cell office:value-type="float" office:value="45585800" calcext:value-type="float">
            <text:p>45 585 800,00</text:p>
          </table:table-cell>
          <table:table-cell table:style-name="Default" office:value-type="float" office:value="1" calcext:value-type="float">
            <text:p>1</text:p>
          </table:table-cell>
          <table:table-cell table:formula="of:=[.B4]*[.C4]" office:value-type="float" office:value="45585800" calcext:value-type="float">
            <text:p>45 585 800,00</text:p>
          </table:table-cell>
          <table:table-cell table:style-name="ce4" office:value-type="string" calcext:value-type="string">
            <text:p>Voyages organisée avec hébergement hôtels</text:p>
          </table:table-cell>
          <table:table-cell office:value-type="float" office:value="300000" calcext:value-type="float">
            <text:p>300 000,00</text:p>
          </table:table-cell>
          <table:table-cell table:style-name="ce32" office:value-type="float" office:value="216" calcext:value-type="float">
            <text:p>216</text:p>
          </table:table-cell>
          <table:table-cell table:style-name="ce46" table:formula="of:=[.F4]*[.G4]" office:value-type="float" office:value="64800000" calcext:value-type="float">
            <text:p>64 800 000,00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4" table:number-rows-spanned="1">
            <text:p>Charges variables</text:p>
          </table:table-cell>
          <table:covered-table-cell table:number-columns-repeated="3"/>
          <table:table-cell table:style-name="ce4" office:value-type="string" calcext:value-type="string">
            <text:p><text:span text:style-name="T1">Expériences en plein</text:span> air</text:p>
          </table:table-cell>
          <table:table-cell office:value-type="float" office:value="200000" calcext:value-type="float">
            <text:p>200 000,00</text:p>
          </table:table-cell>
          <table:table-cell table:style-name="ce32" office:value-type="float" office:value="216" calcext:value-type="float">
            <text:p>216</text:p>
          </table:table-cell>
          <table:table-cell table:style-name="ce46" table:formula="of:=[.F5]*[.G5]" office:value-type="float" office:value="43200000" calcext:value-type="float">
            <text:p>43 200 000,0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Hébergement des voyageurs(Hôtel)</text:p>
          </table:table-cell>
          <table:table-cell office:value-type="float" office:value="150000" calcext:value-type="float">
            <text:p>150 000,00</text:p>
          </table:table-cell>
          <table:table-cell office:value-type="float" office:value="216" calcext:value-type="float">
            <text:p>216</text:p>
          </table:table-cell>
          <table:table-cell table:formula="of:=[.B6]*[.C6]" office:value-type="float" office:value="32400000" calcext:value-type="float">
            <text:p>32 400 000,00</text:p>
          </table:table-cell>
          <table:table-cell office:value-type="string" calcext:value-type="string">
            <text:p>Menu suggestion des hôtels aux page d’accueil</text:p>
          </table:table-cell>
          <table:table-cell office:value-type="float" office:value="200000" calcext:value-type="float">
            <text:p>200 000,00</text:p>
          </table:table-cell>
          <table:table-cell table:style-name="Default" office:value-type="float" office:value="3" calcext:value-type="float">
            <text:p>3</text:p>
          </table:table-cell>
          <table:table-cell table:style-name="ce46" table:formula="of:=[.F6]*[.G6]" office:value-type="float" office:value="600000" calcext:value-type="float">
            <text:p>600 000,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rges des prises en main voyageurs(En plein air)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216" calcext:value-type="float">
            <text:p>216</text:p>
          </table:table-cell>
          <table:table-cell table:formula="of:=[.B7]*[.C7]" office:value-type="float" office:value="21600000" calcext:value-type="float">
            <text:p>21 600 000,00</text:p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Charges liées aux publicités</text:p>
          </table:table-cell>
          <table:table-cell office:value-type="float" office:value="5175000" calcext:value-type="float">
            <text:p>5 175 000,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175000" calcext:value-type="float">
            <text:p>5 175 000,00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59"/>
          <table:table-cell table:style-name="ce48" table:formula="of:=SUM([.D8];[.D6];[.D7])" office:value-type="float" office:value="59175000" calcext:value-type="float">
            <text:p>59 175 000,00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style-name="ce35"/>
          <table:table-cell table:style-name="ce36" table:number-columns-repeated="1015"/>
        </table:table-row>
        <table:table-row table:style-name="ro1">
          <table:table-cell table:style-name="ce6" office:value-type="string" calcext:value-type="string" table:number-columns-spanned="3" table:number-rows-spanned="1">
            <text:p>Total</text:p>
          </table:table-cell>
          <table:covered-table-cell table:style-name="ce14"/>
          <table:covered-table-cell table:style-name="ce20"/>
          <table:table-cell table:style-name="ce22" table:formula="of:=SUM([.D4];[.D9])" office:value-type="float" office:value="104760800" calcext:value-type="float">
            <text:p>104 760 800,00</text:p>
          </table:table-cell>
          <table:table-cell table:style-name="ce27" office:value-type="string" calcext:value-type="string" table:number-columns-spanned="3" table:number-rows-spanned="1">
            <text:p>Total</text:p>
          </table:table-cell>
          <table:covered-table-cell table:style-name="ce29"/>
          <table:covered-table-cell table:style-name="ce33"/>
          <table:table-cell table:style-name="ce31" table:formula="of:=SUM([.H3:.H6])" office:value-type="float" office:value="119400000" calcext:value-type="float">
            <text:p>119 400 000</text:p>
          </table:table-cell>
          <table:table-cell table:style-name="ce35"/>
          <table:table-cell table:style-name="ce36" table:number-columns-repeated="1015"/>
        </table:table-row>
        <table:table-row table:style-name="ro1">
          <table:table-cell table:style-name="ce39"/>
          <table:table-cell table:style-name="ce48"/>
          <table:table-cell table:style-name="ce59"/>
          <table:table-cell table:style-name="ce48"/>
          <table:table-cell table:number-columns-repeated="1020"/>
        </table:table-row>
        <table:table-row table:style-name="ro1">
          <table:table-cell table:style-name="ce7"/>
          <table:table-cell table:style-name="ce48"/>
          <table:table-cell table:style-name="ce59"/>
          <table:table-cell table:style-name="ce23" office:value-type="string" calcext:value-type="string" table:number-columns-spanned="2" table:number-rows-spanned="1">
            <text:p>Résultat</text:p>
          </table:table-cell>
          <table:covered-table-cell/>
          <table:table-cell table:number-columns-repeated="1019"/>
        </table:table-row>
        <table:table-row table:style-name="ro1">
          <table:table-cell table:style-name="ce8"/>
          <table:table-cell table:style-name="ce48"/>
          <table:table-cell table:style-name="ce59"/>
          <table:table-cell table:style-name="ce75" table:formula="of:=-[.D11]+[.H11]" office:value-type="float" office:value="14639200" calcext:value-type="float" table:number-columns-spanned="2" table:number-rows-spanned="1">
            <text:p>14 639 200,00</text:p>
          </table:table-cell>
          <table:covered-table-cell/>
          <table:table-cell table:number-columns-repeated="1019"/>
        </table:table-row>
        <table:table-row table:style-name="ro1">
          <table:table-cell table:style-name="ce8"/>
          <table:table-cell table:style-name="ce48"/>
          <table:table-cell table:style-name="ce59"/>
          <table:table-cell table:style-name="ce48"/>
          <table:table-cell table:number-columns-repeated="1020"/>
        </table:table-row>
        <table:table-row table:style-name="ro1">
          <table:table-cell table:style-name="ce39"/>
          <table:table-cell table:style-name="ce48"/>
          <table:table-cell table:style-name="ce59"/>
          <table:table-cell table:style-name="ce48"/>
          <table:table-cell table:number-columns-repeated="1020"/>
        </table:table-row>
        <table:table-row table:style-name="ro1">
          <table:table-cell table:style-name="ce9"/>
          <table:table-cell table:style-name="ce15"/>
          <table:table-cell table:style-name="ce21"/>
          <table:table-cell table:style-name="ce48"/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4" table:style-name="ta4">
        <table:table-column table:style-name="co1" table:default-cell-style-name="ce4"/>
        <table:table-column table:style-name="co2" table:default-cell-style-name="ce46"/>
        <table:table-column table:style-name="co3" table:default-cell-style-name="ce54"/>
        <table:table-column table:style-name="co4" table:default-cell-style-name="ce46"/>
        <table:table-column table:style-name="co5" table:default-cell-style-name="Default"/>
        <table:table-column table:style-name="co6" table:default-cell-style-name="ce65"/>
        <table:table-column table:style-name="co7" table:default-cell-style-name="ce46"/>
        <table:table-column table:style-name="co8" table:default-cell-style-name="ce32"/>
        <table:table-column table:style-name="co9" table:default-cell-style-name="ce46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harges</text:p>
          </table:table-cell>
          <table:covered-table-cell table:style-name="ce10"/>
          <table:covered-table-cell table:style-name="ce16"/>
          <table:covered-table-cell table:style-name="ce10"/>
          <table:table-cell table:style-name="ce1" office:value-type="string" calcext:value-type="string" table:number-columns-spanned="4" table:number-rows-spanned="1">
            <text:p>Produits</text:p>
          </table:table-cell>
          <table:covered-table-cell/>
          <table:covered-table-cell table:number-columns-repeated="2" table:style-name="Default"/>
          <table:table-cell table:style-name="ce34"/>
          <table:table-cell table:number-columns-repeated="1015"/>
        </table:table-row>
        <table:table-row table:style-name="ro1">
          <table:table-cell table:style-name="ce2" office:value-type="string" calcext:value-type="string">
            <text:p>Désignation</text:p>
          </table:table-cell>
          <table:table-cell table:style-name="ce11" office:value-type="string" calcext:value-type="string">
            <text:p>Prix unitaire</text:p>
          </table:table-cell>
          <table:table-cell table:style-name="ce17" office:value-type="string" calcext:value-type="string">
            <text:p>Nombre</text:p>
          </table:table-cell>
          <table:table-cell table:style-name="ce11" office:value-type="string" calcext:value-type="string">
            <text:p>Montant</text:p>
          </table:table-cell>
          <table:table-cell table:style-name="ce25" office:value-type="string" calcext:value-type="string">
            <text:p>Désignation</text:p>
          </table:table-cell>
          <table:table-cell table:style-name="ce29" office:value-type="string" calcext:value-type="string">
            <text:p>Prix unitaire</text:p>
          </table:table-cell>
          <table:table-cell table:style-name="ce31" office:value-type="string" calcext:value-type="string">
            <text:p>Nombre</text:p>
          </table:table-cell>
          <table:table-cell table:style-name="ce33" office:value-type="string" calcext:value-type="string">
            <text:p>Montant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4" table:number-rows-spanned="1">
            <text:p>Charges fixes</text:p>
          </table:table-cell>
          <table:covered-table-cell/>
          <table:covered-table-cell table:style-name="Default"/>
          <table:covered-table-cell/>
          <table:table-cell table:style-name="ce4" office:value-type="string" calcext:value-type="string">
            <text:p>Commission des réservations hôtels</text:p>
          </table:table-cell>
          <table:table-cell table:style-name="ce30" office:value-type="float" office:value="9000" calcext:value-type="float">
            <text:p>9 000,00</text:p>
          </table:table-cell>
          <table:table-cell table:style-name="ce32" office:value-type="float" office:value="1500" calcext:value-type="float">
            <text:p>1 500</text:p>
          </table:table-cell>
          <table:table-cell table:style-name="ce46" table:formula="of:=[.F3]*[.G3]" office:value-type="float" office:value="13500000" calcext:value-type="float">
            <text:p>13 500 000,00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harges fixes</text:p>
          </table:table-cell>
          <table:table-cell office:value-type="float" office:value="46846400" calcext:value-type="float">
            <text:p>46 846 400,00</text:p>
          </table:table-cell>
          <table:table-cell table:style-name="Default" office:value-type="float" office:value="1" calcext:value-type="float">
            <text:p>1</text:p>
          </table:table-cell>
          <table:table-cell table:formula="of:=[.B4]*[.C4]" office:value-type="float" office:value="46846400" calcext:value-type="float">
            <text:p>46 846 400,00</text:p>
          </table:table-cell>
          <table:table-cell table:style-name="ce4" office:value-type="string" calcext:value-type="string">
            <text:p>Voyages organisée avec hébergement hôtels</text:p>
          </table:table-cell>
          <table:table-cell office:value-type="float" office:value="300000" calcext:value-type="float">
            <text:p>300 000,00</text:p>
          </table:table-cell>
          <table:table-cell table:style-name="ce32" office:value-type="float" office:value="226" calcext:value-type="float">
            <text:p>226</text:p>
          </table:table-cell>
          <table:table-cell table:style-name="ce46" table:formula="of:=[.F4]*[.G4]" office:value-type="float" office:value="67800000" calcext:value-type="float">
            <text:p>67 800 000,00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4" table:number-rows-spanned="1">
            <text:p>Charges variables</text:p>
          </table:table-cell>
          <table:covered-table-cell table:number-columns-repeated="3"/>
          <table:table-cell table:style-name="ce4" office:value-type="string" calcext:value-type="string">
            <text:p><text:span text:style-name="T1">Expériences en plein</text:span> air</text:p>
          </table:table-cell>
          <table:table-cell office:value-type="float" office:value="200000" calcext:value-type="float">
            <text:p>200 000,00</text:p>
          </table:table-cell>
          <table:table-cell table:style-name="ce32" office:value-type="float" office:value="226" calcext:value-type="float">
            <text:p>226</text:p>
          </table:table-cell>
          <table:table-cell table:style-name="ce46" table:formula="of:=[.F5]*[.G5]" office:value-type="float" office:value="45200000" calcext:value-type="float">
            <text:p>45 200 000,0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Hébergement des voyageurs(Hôtel)</text:p>
          </table:table-cell>
          <table:table-cell office:value-type="float" office:value="150000" calcext:value-type="float">
            <text:p>150 000,00</text:p>
          </table:table-cell>
          <table:table-cell office:value-type="float" office:value="226" calcext:value-type="float">
            <text:p>226</text:p>
          </table:table-cell>
          <table:table-cell table:formula="of:=[.B6]*[.C6]" office:value-type="float" office:value="33900000" calcext:value-type="float">
            <text:p>33 900 000,00</text:p>
          </table:table-cell>
          <table:table-cell office:value-type="string" calcext:value-type="string">
            <text:p>Menu suggestion des hôtels aux page d’accueil</text:p>
          </table:table-cell>
          <table:table-cell office:value-type="float" office:value="200000" calcext:value-type="float">
            <text:p>200 000,00</text:p>
          </table:table-cell>
          <table:table-cell table:style-name="Default" office:value-type="float" office:value="3" calcext:value-type="float">
            <text:p>3</text:p>
          </table:table-cell>
          <table:table-cell table:style-name="ce46" table:formula="of:=[.F6]*[.G6]" office:value-type="float" office:value="600000" calcext:value-type="float">
            <text:p>600 000,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rges des prises en main voyageurs(En plein air)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226" calcext:value-type="float">
            <text:p>226</text:p>
          </table:table-cell>
          <table:table-cell table:formula="of:=[.B7]*[.C7]" office:value-type="float" office:value="22600000" calcext:value-type="float">
            <text:p>22 600 000,00</text:p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Charges liées aux publicités</text:p>
          </table:table-cell>
          <table:table-cell office:value-type="float" office:value="5175000" calcext:value-type="float">
            <text:p>5 175 000,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175000" calcext:value-type="float">
            <text:p>5 175 000,00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59"/>
          <table:table-cell table:style-name="ce48" table:formula="of:=SUM([.D8];[.D6];[.D7])" office:value-type="float" office:value="61675000" calcext:value-type="float">
            <text:p>61 675 000,00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style-name="ce35"/>
          <table:table-cell table:style-name="ce36" table:number-columns-repeated="1015"/>
        </table:table-row>
        <table:table-row table:style-name="ro1">
          <table:table-cell table:style-name="ce6" office:value-type="string" calcext:value-type="string" table:number-columns-spanned="3" table:number-rows-spanned="1">
            <text:p>Total</text:p>
          </table:table-cell>
          <table:covered-table-cell table:style-name="ce14"/>
          <table:covered-table-cell table:style-name="ce20"/>
          <table:table-cell table:style-name="ce22" table:formula="of:=SUM([.D4];[.D9])" office:value-type="float" office:value="108521400" calcext:value-type="float">
            <text:p>108 521 400,00</text:p>
          </table:table-cell>
          <table:table-cell table:style-name="ce27" office:value-type="string" calcext:value-type="string" table:number-columns-spanned="3" table:number-rows-spanned="1">
            <text:p>Total</text:p>
          </table:table-cell>
          <table:covered-table-cell table:style-name="ce29"/>
          <table:covered-table-cell table:style-name="ce33"/>
          <table:table-cell table:style-name="ce31" table:formula="of:=SUM([.H3:.H6])" office:value-type="float" office:value="127100000" calcext:value-type="float">
            <text:p>127 100 000</text:p>
          </table:table-cell>
          <table:table-cell table:style-name="ce35"/>
          <table:table-cell table:style-name="ce36" table:number-columns-repeated="1015"/>
        </table:table-row>
        <table:table-row table:style-name="ro1">
          <table:table-cell table:style-name="ce39"/>
          <table:table-cell table:style-name="ce48"/>
          <table:table-cell table:style-name="ce59"/>
          <table:table-cell table:style-name="ce48"/>
          <table:table-cell table:number-columns-repeated="1020"/>
        </table:table-row>
        <table:table-row table:style-name="ro1">
          <table:table-cell table:style-name="ce7"/>
          <table:table-cell table:style-name="ce48"/>
          <table:table-cell table:style-name="ce59"/>
          <table:table-cell table:style-name="ce23" office:value-type="string" calcext:value-type="string" table:number-columns-spanned="2" table:number-rows-spanned="1">
            <text:p>Résultat</text:p>
          </table:table-cell>
          <table:covered-table-cell/>
          <table:table-cell table:number-columns-repeated="1019"/>
        </table:table-row>
        <table:table-row table:style-name="ro1">
          <table:table-cell table:style-name="ce8"/>
          <table:table-cell table:style-name="ce48"/>
          <table:table-cell table:style-name="ce59"/>
          <table:table-cell table:style-name="ce75" table:formula="of:=-[.D11]+[.H11]" office:value-type="float" office:value="18578600" calcext:value-type="float" table:number-columns-spanned="2" table:number-rows-spanned="1">
            <text:p>18 578 600,00</text:p>
          </table:table-cell>
          <table:covered-table-cell/>
          <table:table-cell table:number-columns-repeated="1019"/>
        </table:table-row>
        <table:table-row table:style-name="ro1">
          <table:table-cell table:style-name="ce8"/>
          <table:table-cell table:style-name="ce48"/>
          <table:table-cell table:style-name="ce59"/>
          <table:table-cell table:style-name="ce48"/>
          <table:table-cell table:number-columns-repeated="1020"/>
        </table:table-row>
        <table:table-row table:style-name="ro1">
          <table:table-cell table:style-name="ce39"/>
          <table:table-cell table:style-name="ce48"/>
          <table:table-cell table:style-name="ce59"/>
          <table:table-cell table:style-name="ce48"/>
          <table:table-cell table:number-columns-repeated="1020"/>
        </table:table-row>
        <table:table-row table:style-name="ro1">
          <table:table-cell table:style-name="ce9"/>
          <table:table-cell table:style-name="ce15"/>
          <table:table-cell table:style-name="ce21"/>
          <table:table-cell table:style-name="ce48"/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5" table:style-name="ta5">
        <table:table-column table:style-name="co1" table:default-cell-style-name="ce4"/>
        <table:table-column table:style-name="co2" table:default-cell-style-name="ce46"/>
        <table:table-column table:style-name="co3" table:default-cell-style-name="ce54"/>
        <table:table-column table:style-name="co4" table:default-cell-style-name="ce46"/>
        <table:table-column table:style-name="co5" table:default-cell-style-name="Default"/>
        <table:table-column table:style-name="co6" table:default-cell-style-name="ce65"/>
        <table:table-column table:style-name="co7" table:default-cell-style-name="ce46"/>
        <table:table-column table:style-name="co8" table:default-cell-style-name="ce32"/>
        <table:table-column table:style-name="co9" table:default-cell-style-name="ce46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harges</text:p>
          </table:table-cell>
          <table:covered-table-cell table:style-name="ce10"/>
          <table:covered-table-cell table:style-name="ce16"/>
          <table:covered-table-cell table:style-name="ce10"/>
          <table:table-cell table:style-name="ce1" office:value-type="string" calcext:value-type="string" table:number-columns-spanned="4" table:number-rows-spanned="1">
            <text:p>Produits</text:p>
          </table:table-cell>
          <table:covered-table-cell/>
          <table:covered-table-cell table:number-columns-repeated="2" table:style-name="Default"/>
          <table:table-cell table:style-name="ce34"/>
          <table:table-cell table:number-columns-repeated="1015"/>
        </table:table-row>
        <table:table-row table:style-name="ro1">
          <table:table-cell table:style-name="ce2" office:value-type="string" calcext:value-type="string">
            <text:p>Désignation</text:p>
          </table:table-cell>
          <table:table-cell table:style-name="ce11" office:value-type="string" calcext:value-type="string">
            <text:p>Prix unitaire</text:p>
          </table:table-cell>
          <table:table-cell table:style-name="ce17" office:value-type="string" calcext:value-type="string">
            <text:p>Nombre</text:p>
          </table:table-cell>
          <table:table-cell table:style-name="ce11" office:value-type="string" calcext:value-type="string">
            <text:p>Montant</text:p>
          </table:table-cell>
          <table:table-cell table:style-name="ce25" office:value-type="string" calcext:value-type="string">
            <text:p>Désignation</text:p>
          </table:table-cell>
          <table:table-cell table:style-name="ce29" office:value-type="string" calcext:value-type="string">
            <text:p>Prix unitaire</text:p>
          </table:table-cell>
          <table:table-cell table:style-name="ce31" office:value-type="string" calcext:value-type="string">
            <text:p>Nombre</text:p>
          </table:table-cell>
          <table:table-cell table:style-name="ce33" office:value-type="string" calcext:value-type="string">
            <text:p>Montant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4" table:number-rows-spanned="1">
            <text:p>Charges fixes</text:p>
          </table:table-cell>
          <table:covered-table-cell/>
          <table:covered-table-cell table:style-name="Default"/>
          <table:covered-table-cell/>
          <table:table-cell table:style-name="ce4" office:value-type="string" calcext:value-type="string">
            <text:p>Commission des réservations hôtels</text:p>
          </table:table-cell>
          <table:table-cell table:style-name="ce30" office:value-type="float" office:value="9000" calcext:value-type="float">
            <text:p>9 000,00</text:p>
          </table:table-cell>
          <table:table-cell table:style-name="ce32" office:value-type="float" office:value="1800" calcext:value-type="float">
            <text:p>1 800</text:p>
          </table:table-cell>
          <table:table-cell table:style-name="ce46" table:formula="of:=[.F3]*[.G3]" office:value-type="float" office:value="16200000" calcext:value-type="float">
            <text:p>16 200 000,00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harges fixes</text:p>
          </table:table-cell>
          <table:table-cell office:value-type="float" office:value="50046400" calcext:value-type="float">
            <text:p>50 046 400,00</text:p>
          </table:table-cell>
          <table:table-cell table:style-name="Default" office:value-type="float" office:value="1" calcext:value-type="float">
            <text:p>1</text:p>
          </table:table-cell>
          <table:table-cell table:formula="of:=[.B4]*[.C4]" office:value-type="float" office:value="50046400" calcext:value-type="float">
            <text:p>50 046 400,00</text:p>
          </table:table-cell>
          <table:table-cell table:style-name="ce4" office:value-type="string" calcext:value-type="string">
            <text:p>Voyages organisée avec hébergement hôtels</text:p>
          </table:table-cell>
          <table:table-cell office:value-type="float" office:value="300000" calcext:value-type="float">
            <text:p>300 000,00</text:p>
          </table:table-cell>
          <table:table-cell table:style-name="ce32" office:value-type="float" office:value="240" calcext:value-type="float">
            <text:p>240</text:p>
          </table:table-cell>
          <table:table-cell table:style-name="ce46" table:formula="of:=[.F4]*[.G4]" office:value-type="float" office:value="72000000" calcext:value-type="float">
            <text:p>72 000 000,00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4" table:number-rows-spanned="1">
            <text:p>Charges variables</text:p>
          </table:table-cell>
          <table:covered-table-cell table:number-columns-repeated="3"/>
          <table:table-cell table:style-name="ce4" office:value-type="string" calcext:value-type="string">
            <text:p><text:span text:style-name="T1">Expériences en plein</text:span> air</text:p>
          </table:table-cell>
          <table:table-cell office:value-type="float" office:value="200000" calcext:value-type="float">
            <text:p>200 000,00</text:p>
          </table:table-cell>
          <table:table-cell table:style-name="ce32" office:value-type="float" office:value="240" calcext:value-type="float">
            <text:p>240</text:p>
          </table:table-cell>
          <table:table-cell table:style-name="ce46" table:formula="of:=[.F5]*[.G5]" office:value-type="float" office:value="48000000" calcext:value-type="float">
            <text:p>48 000 000,0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Hébergement des voyageurs(Hôtel)</text:p>
          </table:table-cell>
          <table:table-cell office:value-type="float" office:value="150000" calcext:value-type="float">
            <text:p>150 000,00</text:p>
          </table:table-cell>
          <table:table-cell office:value-type="float" office:value="240" calcext:value-type="float">
            <text:p>240</text:p>
          </table:table-cell>
          <table:table-cell table:formula="of:=[.B6]*[.C6]" office:value-type="float" office:value="36000000" calcext:value-type="float">
            <text:p>36 000 000,00</text:p>
          </table:table-cell>
          <table:table-cell office:value-type="string" calcext:value-type="string">
            <text:p>Menu suggestion des hôtels aux page d’accueil</text:p>
          </table:table-cell>
          <table:table-cell office:value-type="float" office:value="200000" calcext:value-type="float">
            <text:p>200 000,00</text:p>
          </table:table-cell>
          <table:table-cell table:style-name="Default" office:value-type="float" office:value="3" calcext:value-type="float">
            <text:p>3</text:p>
          </table:table-cell>
          <table:table-cell table:style-name="ce46" table:formula="of:=[.F6]*[.G6]" office:value-type="float" office:value="600000" calcext:value-type="float">
            <text:p>600 000,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rges des prises en main voyageurs(En plein air)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240" calcext:value-type="float">
            <text:p>240</text:p>
          </table:table-cell>
          <table:table-cell table:formula="of:=[.B7]*[.C7]" office:value-type="float" office:value="24000000" calcext:value-type="float">
            <text:p>24 000 000,00</text:p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Charges liées aux publicités</text:p>
          </table:table-cell>
          <table:table-cell office:value-type="float" office:value="5175000" calcext:value-type="float">
            <text:p>5 175 000,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175000" calcext:value-type="float">
            <text:p>5 175 000,00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59"/>
          <table:table-cell table:style-name="ce48" table:formula="of:=SUM([.D8];[.D6];[.D7])" office:value-type="float" office:value="65175000" calcext:value-type="float">
            <text:p>65 175 000,00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style-name="ce35"/>
          <table:table-cell table:style-name="ce36" table:number-columns-repeated="1015"/>
        </table:table-row>
        <table:table-row table:style-name="ro1">
          <table:table-cell table:style-name="ce6" office:value-type="string" calcext:value-type="string" table:number-columns-spanned="3" table:number-rows-spanned="1">
            <text:p>Total</text:p>
          </table:table-cell>
          <table:covered-table-cell table:style-name="ce14"/>
          <table:covered-table-cell table:style-name="ce20"/>
          <table:table-cell table:style-name="ce22" table:formula="of:=SUM([.D4];[.D9])" office:value-type="float" office:value="115221400" calcext:value-type="float">
            <text:p>115 221 400,00</text:p>
          </table:table-cell>
          <table:table-cell table:style-name="ce27" office:value-type="string" calcext:value-type="string" table:number-columns-spanned="3" table:number-rows-spanned="1">
            <text:p>Total</text:p>
          </table:table-cell>
          <table:covered-table-cell table:style-name="ce29"/>
          <table:covered-table-cell table:style-name="ce33"/>
          <table:table-cell table:style-name="ce31" table:formula="of:=SUM([.H3:.H6])" office:value-type="float" office:value="136800000" calcext:value-type="float">
            <text:p>136 800 000</text:p>
          </table:table-cell>
          <table:table-cell table:style-name="ce35"/>
          <table:table-cell table:style-name="ce36" table:number-columns-repeated="1015"/>
        </table:table-row>
        <table:table-row table:style-name="ro1">
          <table:table-cell table:style-name="ce39"/>
          <table:table-cell table:style-name="ce48"/>
          <table:table-cell table:style-name="ce59"/>
          <table:table-cell table:style-name="ce48"/>
          <table:table-cell table:number-columns-repeated="1020"/>
        </table:table-row>
        <table:table-row table:style-name="ro1">
          <table:table-cell table:style-name="ce7"/>
          <table:table-cell table:style-name="ce48"/>
          <table:table-cell table:style-name="ce59"/>
          <table:table-cell table:style-name="ce23" office:value-type="string" calcext:value-type="string" table:number-columns-spanned="2" table:number-rows-spanned="1">
            <text:p>Résultat</text:p>
          </table:table-cell>
          <table:covered-table-cell/>
          <table:table-cell table:number-columns-repeated="1019"/>
        </table:table-row>
        <table:table-row table:style-name="ro1">
          <table:table-cell table:style-name="ce8"/>
          <table:table-cell table:style-name="ce48"/>
          <table:table-cell table:style-name="ce59"/>
          <table:table-cell table:style-name="ce75" table:formula="of:=-[.D11]+[.H11]" office:value-type="float" office:value="21578600" calcext:value-type="float" table:number-columns-spanned="2" table:number-rows-spanned="1">
            <text:p>21 578 600,00</text:p>
          </table:table-cell>
          <table:covered-table-cell/>
          <table:table-cell table:number-columns-repeated="1019"/>
        </table:table-row>
        <table:table-row table:style-name="ro1">
          <table:table-cell table:style-name="ce8"/>
          <table:table-cell table:style-name="ce48"/>
          <table:table-cell table:style-name="ce59"/>
          <table:table-cell table:style-name="ce48"/>
          <table:table-cell table:number-columns-repeated="1020"/>
        </table:table-row>
        <table:table-row table:style-name="ro1">
          <table:table-cell table:style-name="ce39"/>
          <table:table-cell table:style-name="ce48"/>
          <table:table-cell table:style-name="ce59"/>
          <table:table-cell table:style-name="ce48"/>
          <table:table-cell table:number-columns-repeated="1020"/>
        </table:table-row>
        <table:table-row table:style-name="ro1">
          <table:table-cell table:style-name="ce9"/>
          <table:table-cell table:style-name="ce15"/>
          <table:table-cell table:style-name="ce21"/>
          <table:table-cell table:style-name="ce48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/>
          <table:table-cell table:number-columns-repeated="102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6" table:style-name="ta6">
        <table:table-column table:style-name="co1" table:default-cell-style-name="ce4"/>
        <table:table-column table:style-name="co2" table:default-cell-style-name="ce46"/>
        <table:table-column table:style-name="co3" table:default-cell-style-name="ce54"/>
        <table:table-column table:style-name="co4" table:default-cell-style-name="ce46"/>
        <table:table-column table:style-name="co5" table:default-cell-style-name="Default"/>
        <table:table-column table:style-name="co6" table:default-cell-style-name="ce65"/>
        <table:table-column table:style-name="co7" table:default-cell-style-name="ce46"/>
        <table:table-column table:style-name="co8" table:default-cell-style-name="ce32"/>
        <table:table-column table:style-name="co9" table:default-cell-style-name="ce46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harges</text:p>
          </table:table-cell>
          <table:covered-table-cell table:style-name="ce10"/>
          <table:covered-table-cell table:style-name="ce16"/>
          <table:covered-table-cell table:style-name="ce10"/>
          <table:table-cell table:style-name="ce1" office:value-type="string" calcext:value-type="string" table:number-columns-spanned="4" table:number-rows-spanned="1">
            <text:p>Produits</text:p>
          </table:table-cell>
          <table:covered-table-cell/>
          <table:covered-table-cell table:number-columns-repeated="2" table:style-name="Default"/>
          <table:table-cell table:style-name="ce34"/>
          <table:table-cell table:number-columns-repeated="1015"/>
        </table:table-row>
        <table:table-row table:style-name="ro1">
          <table:table-cell table:style-name="ce2" office:value-type="string" calcext:value-type="string">
            <text:p>Désignation</text:p>
          </table:table-cell>
          <table:table-cell table:style-name="ce11" office:value-type="string" calcext:value-type="string">
            <text:p>Prix unitaire</text:p>
          </table:table-cell>
          <table:table-cell table:style-name="ce17" office:value-type="string" calcext:value-type="string">
            <text:p>Nombre</text:p>
          </table:table-cell>
          <table:table-cell table:style-name="ce11" office:value-type="string" calcext:value-type="string">
            <text:p>Montant</text:p>
          </table:table-cell>
          <table:table-cell table:style-name="ce25" office:value-type="string" calcext:value-type="string">
            <text:p>Désignation</text:p>
          </table:table-cell>
          <table:table-cell table:style-name="ce29" office:value-type="string" calcext:value-type="string">
            <text:p>Prix unitaire</text:p>
          </table:table-cell>
          <table:table-cell table:style-name="ce31" office:value-type="string" calcext:value-type="string">
            <text:p>Nombre</text:p>
          </table:table-cell>
          <table:table-cell table:style-name="ce33" office:value-type="string" calcext:value-type="string">
            <text:p>Montant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4" table:number-rows-spanned="1">
            <text:p>Charges fixes</text:p>
          </table:table-cell>
          <table:covered-table-cell/>
          <table:covered-table-cell table:style-name="Default"/>
          <table:covered-table-cell/>
          <table:table-cell table:style-name="ce4" office:value-type="string" calcext:value-type="string">
            <text:p>Commission des réservations hôtels</text:p>
          </table:table-cell>
          <table:table-cell table:style-name="ce30" office:value-type="float" office:value="9000" calcext:value-type="float">
            <text:p>9 000,00</text:p>
          </table:table-cell>
          <table:table-cell table:style-name="ce32" office:value-type="float" office:value="2150" calcext:value-type="float">
            <text:p>2 150</text:p>
          </table:table-cell>
          <table:table-cell table:style-name="ce46" table:formula="of:=[.F3]*[.G3]" office:value-type="float" office:value="19350000" calcext:value-type="float">
            <text:p>19 350 000,00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harges fixes</text:p>
          </table:table-cell>
          <table:table-cell office:value-type="float" office:value="50146400" calcext:value-type="float">
            <text:p>50 146 400,00</text:p>
          </table:table-cell>
          <table:table-cell table:style-name="Default" office:value-type="float" office:value="1" calcext:value-type="float">
            <text:p>1</text:p>
          </table:table-cell>
          <table:table-cell table:formula="of:=[.B4]*[.C4]" office:value-type="float" office:value="50146400" calcext:value-type="float">
            <text:p>50 146 400,00</text:p>
          </table:table-cell>
          <table:table-cell table:style-name="ce4" office:value-type="string" calcext:value-type="string">
            <text:p>Voyages organisée avec hébergement hôtels</text:p>
          </table:table-cell>
          <table:table-cell office:value-type="float" office:value="300000" calcext:value-type="float">
            <text:p>300 000,00</text:p>
          </table:table-cell>
          <table:table-cell table:style-name="ce32" office:value-type="float" office:value="243" calcext:value-type="float">
            <text:p>243</text:p>
          </table:table-cell>
          <table:table-cell table:style-name="ce46" table:formula="of:=[.F4]*[.G4]" office:value-type="float" office:value="72900000" calcext:value-type="float">
            <text:p>72 900 000,00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4" table:number-rows-spanned="1">
            <text:p>Charges variables</text:p>
          </table:table-cell>
          <table:covered-table-cell table:number-columns-repeated="3"/>
          <table:table-cell table:style-name="ce4" office:value-type="string" calcext:value-type="string">
            <text:p><text:span text:style-name="T1">Expériences en plein</text:span> air</text:p>
          </table:table-cell>
          <table:table-cell office:value-type="float" office:value="200000" calcext:value-type="float">
            <text:p>200 000,00</text:p>
          </table:table-cell>
          <table:table-cell table:style-name="ce32" office:value-type="float" office:value="243" calcext:value-type="float">
            <text:p>243</text:p>
          </table:table-cell>
          <table:table-cell table:style-name="ce46" table:formula="of:=[.F5]*[.G5]" office:value-type="float" office:value="48600000" calcext:value-type="float">
            <text:p>48 600 000,0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Hébergement des voyageurs(Hôtel)</text:p>
          </table:table-cell>
          <table:table-cell office:value-type="float" office:value="150000" calcext:value-type="float">
            <text:p>150 000,00</text:p>
          </table:table-cell>
          <table:table-cell office:value-type="float" office:value="243" calcext:value-type="float">
            <text:p>243</text:p>
          </table:table-cell>
          <table:table-cell table:formula="of:=[.B6]*[.C6]" office:value-type="float" office:value="36450000" calcext:value-type="float">
            <text:p>36 450 000,00</text:p>
          </table:table-cell>
          <table:table-cell office:value-type="string" calcext:value-type="string">
            <text:p>Menu suggestion des hôtels aux page d’accueil</text:p>
          </table:table-cell>
          <table:table-cell office:value-type="float" office:value="200000" calcext:value-type="float">
            <text:p>200 000,00</text:p>
          </table:table-cell>
          <table:table-cell table:style-name="Default" office:value-type="float" office:value="3" calcext:value-type="float">
            <text:p>3</text:p>
          </table:table-cell>
          <table:table-cell table:style-name="ce46" table:formula="of:=[.F6]*[.G6]" office:value-type="float" office:value="600000" calcext:value-type="float">
            <text:p>600 000,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rges des prises en main voyageurs(En plein air)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243" calcext:value-type="float">
            <text:p>243</text:p>
          </table:table-cell>
          <table:table-cell table:formula="of:=[.B7]*[.C7]" office:value-type="float" office:value="24300000" calcext:value-type="float">
            <text:p>24 300 000,00</text:p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Charges liées aux publicités</text:p>
          </table:table-cell>
          <table:table-cell office:value-type="float" office:value="5175000" calcext:value-type="float">
            <text:p>5 175 000,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175000" calcext:value-type="float">
            <text:p>5 175 000,00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59"/>
          <table:table-cell table:style-name="ce48" table:formula="of:=SUM([.D8];[.D6];[.D7])" office:value-type="float" office:value="65925000" calcext:value-type="float">
            <text:p>65 925 000,00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style-name="ce35"/>
          <table:table-cell table:style-name="ce36" table:number-columns-repeated="1015"/>
        </table:table-row>
        <table:table-row table:style-name="ro1">
          <table:table-cell table:style-name="ce6" office:value-type="string" calcext:value-type="string" table:number-columns-spanned="3" table:number-rows-spanned="1">
            <text:p>Total</text:p>
          </table:table-cell>
          <table:covered-table-cell table:style-name="ce14"/>
          <table:covered-table-cell table:style-name="ce20"/>
          <table:table-cell table:style-name="ce22" table:formula="of:=SUM([.D4];[.D9])" office:value-type="float" office:value="116071400" calcext:value-type="float">
            <text:p>116 071 400,00</text:p>
          </table:table-cell>
          <table:table-cell table:style-name="ce27" office:value-type="string" calcext:value-type="string" table:number-columns-spanned="3" table:number-rows-spanned="1">
            <text:p>Total</text:p>
          </table:table-cell>
          <table:covered-table-cell table:style-name="ce29"/>
          <table:covered-table-cell table:style-name="ce33"/>
          <table:table-cell table:style-name="ce31" table:formula="of:=SUM([.H3:.H6])" office:value-type="float" office:value="141450000" calcext:value-type="float">
            <text:p>141 450 000</text:p>
          </table:table-cell>
          <table:table-cell table:style-name="ce35"/>
          <table:table-cell table:style-name="ce36" table:number-columns-repeated="1015"/>
        </table:table-row>
        <table:table-row table:style-name="ro1">
          <table:table-cell table:style-name="ce39"/>
          <table:table-cell table:style-name="ce48"/>
          <table:table-cell table:style-name="ce59"/>
          <table:table-cell table:style-name="ce48"/>
          <table:table-cell table:number-columns-repeated="1020"/>
        </table:table-row>
        <table:table-row table:style-name="ro1">
          <table:table-cell table:style-name="ce7"/>
          <table:table-cell table:style-name="ce48"/>
          <table:table-cell table:style-name="ce59"/>
          <table:table-cell table:style-name="ce23" office:value-type="string" calcext:value-type="string" table:number-columns-spanned="2" table:number-rows-spanned="1">
            <text:p>Résultat</text:p>
          </table:table-cell>
          <table:covered-table-cell/>
          <table:table-cell table:number-columns-repeated="1019"/>
        </table:table-row>
        <table:table-row table:style-name="ro1">
          <table:table-cell table:style-name="ce8"/>
          <table:table-cell table:style-name="ce48"/>
          <table:table-cell table:style-name="ce59"/>
          <table:table-cell table:style-name="ce75" table:formula="of:=-[.D11]+[.H11]" office:value-type="float" office:value="25378600" calcext:value-type="float" table:number-columns-spanned="2" table:number-rows-spanned="1">
            <text:p>25 378 600,00</text:p>
          </table:table-cell>
          <table:covered-table-cell/>
          <table:table-cell table:number-columns-repeated="1019"/>
        </table:table-row>
        <table:table-row table:style-name="ro1">
          <table:table-cell table:style-name="ce8"/>
          <table:table-cell table:style-name="ce48"/>
          <table:table-cell table:style-name="ce59"/>
          <table:table-cell table:style-name="ce48"/>
          <table:table-cell table:number-columns-repeated="1020"/>
        </table:table-row>
        <table:table-row table:style-name="ro1">
          <table:table-cell table:style-name="ce39"/>
          <table:table-cell table:style-name="ce48"/>
          <table:table-cell table:style-name="ce59"/>
          <table:table-cell table:style-name="ce48"/>
          <table:table-cell table:number-columns-repeated="1020"/>
        </table:table-row>
        <table:table-row table:style-name="ro1">
          <table:table-cell table:style-name="ce9"/>
          <table:table-cell table:style-name="ce15"/>
          <table:table-cell table:style-name="ce21"/>
          <table:table-cell table:style-name="ce48"/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7" table:style-name="ta7">
        <table:table-column table:style-name="co1" table:default-cell-style-name="ce4"/>
        <table:table-column table:style-name="co2" table:default-cell-style-name="ce46"/>
        <table:table-column table:style-name="co3" table:default-cell-style-name="ce54"/>
        <table:table-column table:style-name="co4" table:default-cell-style-name="ce46"/>
        <table:table-column table:style-name="co5" table:default-cell-style-name="Default"/>
        <table:table-column table:style-name="co6" table:default-cell-style-name="ce65"/>
        <table:table-column table:style-name="co7" table:default-cell-style-name="ce46"/>
        <table:table-column table:style-name="co8" table:default-cell-style-name="ce32"/>
        <table:table-column table:style-name="co9" table:default-cell-style-name="ce46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harges</text:p>
          </table:table-cell>
          <table:covered-table-cell table:style-name="ce10"/>
          <table:covered-table-cell table:style-name="ce16"/>
          <table:covered-table-cell table:style-name="ce10"/>
          <table:table-cell table:style-name="ce1" office:value-type="string" calcext:value-type="string" table:number-columns-spanned="4" table:number-rows-spanned="1">
            <text:p>Produits</text:p>
          </table:table-cell>
          <table:covered-table-cell/>
          <table:covered-table-cell table:number-columns-repeated="2" table:style-name="Default"/>
          <table:table-cell table:style-name="ce34"/>
          <table:table-cell table:number-columns-repeated="1015"/>
        </table:table-row>
        <table:table-row table:style-name="ro1">
          <table:table-cell table:style-name="ce2" office:value-type="string" calcext:value-type="string">
            <text:p>Désignation</text:p>
          </table:table-cell>
          <table:table-cell table:style-name="ce11" office:value-type="string" calcext:value-type="string">
            <text:p>Prix unitaire</text:p>
          </table:table-cell>
          <table:table-cell table:style-name="ce17" office:value-type="string" calcext:value-type="string">
            <text:p>Nombre</text:p>
          </table:table-cell>
          <table:table-cell table:style-name="ce11" office:value-type="string" calcext:value-type="string">
            <text:p>Montant</text:p>
          </table:table-cell>
          <table:table-cell table:style-name="ce25" office:value-type="string" calcext:value-type="string">
            <text:p>Désignation</text:p>
          </table:table-cell>
          <table:table-cell table:style-name="ce29" office:value-type="string" calcext:value-type="string">
            <text:p>Prix unitaire</text:p>
          </table:table-cell>
          <table:table-cell table:style-name="ce31" office:value-type="string" calcext:value-type="string">
            <text:p>Nombre</text:p>
          </table:table-cell>
          <table:table-cell table:style-name="ce33" office:value-type="string" calcext:value-type="string">
            <text:p>Montant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4" table:number-rows-spanned="1">
            <text:p>Charges fixes</text:p>
          </table:table-cell>
          <table:covered-table-cell/>
          <table:covered-table-cell table:style-name="Default"/>
          <table:covered-table-cell/>
          <table:table-cell table:style-name="ce4" office:value-type="string" calcext:value-type="string">
            <text:p>Commission des réservations hôtels</text:p>
          </table:table-cell>
          <table:table-cell table:style-name="ce30" office:value-type="float" office:value="9000" calcext:value-type="float">
            <text:p>9 000,00</text:p>
          </table:table-cell>
          <table:table-cell table:style-name="ce32" office:value-type="float" office:value="2500" calcext:value-type="float">
            <text:p>2 500</text:p>
          </table:table-cell>
          <table:table-cell table:style-name="ce46" table:formula="of:=[.F3]*[.G3]" office:value-type="float" office:value="22500000" calcext:value-type="float">
            <text:p>22 500 000,00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harges fixes</text:p>
          </table:table-cell>
          <table:table-cell office:value-type="float" office:value="50146400" calcext:value-type="float">
            <text:p>50 146 400,00</text:p>
          </table:table-cell>
          <table:table-cell table:style-name="Default" office:value-type="float" office:value="1" calcext:value-type="float">
            <text:p>1</text:p>
          </table:table-cell>
          <table:table-cell table:formula="of:=[.B4]*[.C4]" office:value-type="float" office:value="50146400" calcext:value-type="float">
            <text:p>50 146 400,00</text:p>
          </table:table-cell>
          <table:table-cell table:style-name="ce4" office:value-type="string" calcext:value-type="string">
            <text:p>Voyages organisée avec hébergement hôtels</text:p>
          </table:table-cell>
          <table:table-cell office:value-type="float" office:value="300000" calcext:value-type="float">
            <text:p>300 000,00</text:p>
          </table:table-cell>
          <table:table-cell table:style-name="ce32" office:value-type="float" office:value="243" calcext:value-type="float">
            <text:p>243</text:p>
          </table:table-cell>
          <table:table-cell table:style-name="ce46" table:formula="of:=[.F4]*[.G4]" office:value-type="float" office:value="72900000" calcext:value-type="float">
            <text:p>72 900 000,00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4" table:number-rows-spanned="1">
            <text:p>Charges variables</text:p>
          </table:table-cell>
          <table:covered-table-cell table:number-columns-repeated="3"/>
          <table:table-cell table:style-name="ce4" office:value-type="string" calcext:value-type="string">
            <text:p><text:span text:style-name="T1">Expériences en plein</text:span> air</text:p>
          </table:table-cell>
          <table:table-cell office:value-type="float" office:value="200000" calcext:value-type="float">
            <text:p>200 000,00</text:p>
          </table:table-cell>
          <table:table-cell table:style-name="ce32" office:value-type="float" office:value="243" calcext:value-type="float">
            <text:p>243</text:p>
          </table:table-cell>
          <table:table-cell table:style-name="ce46" table:formula="of:=[.F5]*[.G5]" office:value-type="float" office:value="48600000" calcext:value-type="float">
            <text:p>48 600 000,0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Hébergement des voyageurs(Hôtel)</text:p>
          </table:table-cell>
          <table:table-cell office:value-type="float" office:value="150000" calcext:value-type="float">
            <text:p>150 000,00</text:p>
          </table:table-cell>
          <table:table-cell office:value-type="float" office:value="243" calcext:value-type="float">
            <text:p>243</text:p>
          </table:table-cell>
          <table:table-cell table:formula="of:=[.B6]*[.C6]" office:value-type="float" office:value="36450000" calcext:value-type="float">
            <text:p>36 450 000,00</text:p>
          </table:table-cell>
          <table:table-cell office:value-type="string" calcext:value-type="string">
            <text:p>Menu suggestion des hôtels aux page d’accueil</text:p>
          </table:table-cell>
          <table:table-cell office:value-type="float" office:value="250000" calcext:value-type="float">
            <text:p>250 000,00</text:p>
          </table:table-cell>
          <table:table-cell table:style-name="Default" office:value-type="float" office:value="3" calcext:value-type="float">
            <text:p>3</text:p>
          </table:table-cell>
          <table:table-cell table:style-name="ce46" table:formula="of:=[.F6]*[.G6]" office:value-type="float" office:value="750000" calcext:value-type="float">
            <text:p>750 000,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rges des prises en main voyageurs(En plein air)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243" calcext:value-type="float">
            <text:p>243</text:p>
          </table:table-cell>
          <table:table-cell table:formula="of:=[.B7]*[.C7]" office:value-type="float" office:value="24300000" calcext:value-type="float">
            <text:p>24 300 000,00</text:p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Charges liées aux publicités</text:p>
          </table:table-cell>
          <table:table-cell office:value-type="float" office:value="3175000" calcext:value-type="float">
            <text:p>3 175 000,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3175000" calcext:value-type="float">
            <text:p>3 175 000,00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59"/>
          <table:table-cell table:style-name="ce48" table:formula="of:=SUM([.D8];[.D6];[.D7])" office:value-type="float" office:value="63925000" calcext:value-type="float">
            <text:p>63 925 000,00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style-name="ce35"/>
          <table:table-cell table:style-name="ce36" table:number-columns-repeated="1015"/>
        </table:table-row>
        <table:table-row table:style-name="ro1">
          <table:table-cell table:style-name="ce6" office:value-type="string" calcext:value-type="string" table:number-columns-spanned="3" table:number-rows-spanned="1">
            <text:p>Total</text:p>
          </table:table-cell>
          <table:covered-table-cell table:style-name="ce14"/>
          <table:covered-table-cell table:style-name="ce20"/>
          <table:table-cell table:style-name="ce22" table:formula="of:=SUM([.D4];[.D9])" office:value-type="float" office:value="114071400" calcext:value-type="float">
            <text:p>114 071 400,00</text:p>
          </table:table-cell>
          <table:table-cell table:style-name="ce27" office:value-type="string" calcext:value-type="string" table:number-columns-spanned="3" table:number-rows-spanned="1">
            <text:p>Total</text:p>
          </table:table-cell>
          <table:covered-table-cell table:style-name="ce29"/>
          <table:covered-table-cell table:style-name="ce33"/>
          <table:table-cell table:style-name="ce31" table:formula="of:=SUM([.H3:.H6])" office:value-type="float" office:value="144750000" calcext:value-type="float">
            <text:p>144 750 000</text:p>
          </table:table-cell>
          <table:table-cell table:style-name="ce35"/>
          <table:table-cell table:style-name="ce36" table:number-columns-repeated="1015"/>
        </table:table-row>
        <table:table-row table:style-name="ro1">
          <table:table-cell table:style-name="ce39"/>
          <table:table-cell table:style-name="ce48"/>
          <table:table-cell table:style-name="ce59"/>
          <table:table-cell table:style-name="ce48"/>
          <table:table-cell table:number-columns-repeated="1020"/>
        </table:table-row>
        <table:table-row table:style-name="ro1">
          <table:table-cell table:style-name="ce7"/>
          <table:table-cell table:style-name="ce48"/>
          <table:table-cell table:style-name="ce59"/>
          <table:table-cell table:style-name="ce23" office:value-type="string" calcext:value-type="string" table:number-columns-spanned="2" table:number-rows-spanned="1">
            <text:p>Résultat</text:p>
          </table:table-cell>
          <table:covered-table-cell/>
          <table:table-cell table:number-columns-repeated="1019"/>
        </table:table-row>
        <table:table-row table:style-name="ro1">
          <table:table-cell table:style-name="ce8"/>
          <table:table-cell table:style-name="ce48"/>
          <table:table-cell table:style-name="ce59"/>
          <table:table-cell table:style-name="ce75" table:formula="of:=-[.D11]+[.H11]" office:value-type="float" office:value="30678600" calcext:value-type="float" table:number-columns-spanned="2" table:number-rows-spanned="1">
            <text:p>30 678 600,00</text:p>
          </table:table-cell>
          <table:covered-table-cell/>
          <table:table-cell table:number-columns-repeated="1019"/>
        </table:table-row>
        <table:table-row table:style-name="ro1">
          <table:table-cell table:style-name="ce8"/>
          <table:table-cell table:style-name="ce48"/>
          <table:table-cell table:style-name="ce59"/>
          <table:table-cell table:style-name="ce48"/>
          <table:table-cell table:number-columns-repeated="1020"/>
        </table:table-row>
        <table:table-row table:style-name="ro1">
          <table:table-cell table:style-name="ce39"/>
          <table:table-cell table:style-name="ce48"/>
          <table:table-cell table:style-name="ce59"/>
          <table:table-cell table:style-name="ce48"/>
          <table:table-cell table:number-columns-repeated="1020"/>
        </table:table-row>
        <table:table-row table:style-name="ro1">
          <table:table-cell table:style-name="ce9"/>
          <table:table-cell table:style-name="ce15"/>
          <table:table-cell table:style-name="ce21"/>
          <table:table-cell table:style-name="ce48"/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12" table:style-name="ta8">
        <table:table-column table:style-name="co1" table:default-cell-style-name="ce4"/>
        <table:table-column table:style-name="co2" table:default-cell-style-name="ce46"/>
        <table:table-column table:style-name="co3" table:default-cell-style-name="ce54"/>
        <table:table-column table:style-name="co4" table:default-cell-style-name="ce46"/>
        <table:table-column table:style-name="co5" table:default-cell-style-name="Default"/>
        <table:table-column table:style-name="co6" table:default-cell-style-name="ce65"/>
        <table:table-column table:style-name="co7" table:default-cell-style-name="ce46"/>
        <table:table-column table:style-name="co8" table:default-cell-style-name="ce32"/>
        <table:table-column table:style-name="co9" table:default-cell-style-name="ce46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harges</text:p>
          </table:table-cell>
          <table:covered-table-cell table:style-name="ce10"/>
          <table:covered-table-cell table:style-name="ce16"/>
          <table:covered-table-cell table:style-name="ce10"/>
          <table:table-cell table:style-name="ce1" office:value-type="string" calcext:value-type="string" table:number-columns-spanned="4" table:number-rows-spanned="1">
            <text:p>Produits</text:p>
          </table:table-cell>
          <table:covered-table-cell/>
          <table:covered-table-cell table:number-columns-repeated="2" table:style-name="Default"/>
          <table:table-cell table:style-name="ce34"/>
          <table:table-cell table:number-columns-repeated="1015"/>
        </table:table-row>
        <table:table-row table:style-name="ro1">
          <table:table-cell table:style-name="ce2" office:value-type="string" calcext:value-type="string">
            <text:p>Désignation</text:p>
          </table:table-cell>
          <table:table-cell table:style-name="ce11" office:value-type="string" calcext:value-type="string">
            <text:p>Prix unitaire</text:p>
          </table:table-cell>
          <table:table-cell table:style-name="ce17" office:value-type="string" calcext:value-type="string">
            <text:p>Nombre</text:p>
          </table:table-cell>
          <table:table-cell table:style-name="ce11" office:value-type="string" calcext:value-type="string">
            <text:p>Montant</text:p>
          </table:table-cell>
          <table:table-cell table:style-name="ce25" office:value-type="string" calcext:value-type="string">
            <text:p>Désignation</text:p>
          </table:table-cell>
          <table:table-cell table:style-name="ce29" office:value-type="string" calcext:value-type="string">
            <text:p>Prix unitaire</text:p>
          </table:table-cell>
          <table:table-cell table:style-name="ce31" office:value-type="string" calcext:value-type="string">
            <text:p>Nombre</text:p>
          </table:table-cell>
          <table:table-cell table:style-name="ce33" office:value-type="string" calcext:value-type="string">
            <text:p>Montant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4" table:number-rows-spanned="1">
            <text:p>Charges fixes</text:p>
          </table:table-cell>
          <table:covered-table-cell/>
          <table:covered-table-cell table:style-name="Default"/>
          <table:covered-table-cell/>
          <table:table-cell table:style-name="ce4" office:value-type="string" calcext:value-type="string">
            <text:p>Commission des réservations hôtels</text:p>
          </table:table-cell>
          <table:table-cell table:style-name="ce30" office:value-type="float" office:value="9000" calcext:value-type="float">
            <text:p>9 000,00</text:p>
          </table:table-cell>
          <table:table-cell table:style-name="ce32" office:value-type="float" office:value="3000" calcext:value-type="float">
            <text:p>3 000</text:p>
          </table:table-cell>
          <table:table-cell table:style-name="ce46" table:formula="of:=[.F3]*[.G3]" office:value-type="float" office:value="27000000" calcext:value-type="float">
            <text:p>27 000 000,00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harges fixes</text:p>
          </table:table-cell>
          <table:table-cell office:value-type="float" office:value="70146400" calcext:value-type="float">
            <text:p>70 146 400,00</text:p>
          </table:table-cell>
          <table:table-cell table:style-name="Default" office:value-type="float" office:value="1" calcext:value-type="float">
            <text:p>1</text:p>
          </table:table-cell>
          <table:table-cell table:formula="of:=[.B4]*[.C4]" office:value-type="float" office:value="70146400" calcext:value-type="float">
            <text:p>70 146 400,00</text:p>
          </table:table-cell>
          <table:table-cell office:value-type="string" calcext:value-type="string">
            <text:p>Voyages organisées classe 1</text:p>
          </table:table-cell>
          <table:table-cell office:value-type="float" office:value="450000" calcext:value-type="float">
            <text:p>450 000,00</text:p>
          </table:table-cell>
          <table:table-cell table:style-name="Default" office:value-type="float" office:value="120" calcext:value-type="float">
            <text:p>120</text:p>
          </table:table-cell>
          <table:table-cell table:style-name="ce46" table:formula="of:=[.F4]*[.G4]" office:value-type="float" office:value="54000000" calcext:value-type="float">
            <text:p>54 000 000,00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4" table:number-rows-spanned="1">
            <text:p>Charges variables</text:p>
          </table:table-cell>
          <table:covered-table-cell table:number-columns-repeated="3"/>
          <table:table-cell table:style-name="ce4" office:value-type="string" calcext:value-type="string">
            <text:p>Voyages organisée avec hébergement hôtels</text:p>
          </table:table-cell>
          <table:table-cell office:value-type="float" office:value="300000" calcext:value-type="float">
            <text:p>300 000,00</text:p>
          </table:table-cell>
          <table:table-cell table:style-name="ce32" office:value-type="float" office:value="260" calcext:value-type="float">
            <text:p>260</text:p>
          </table:table-cell>
          <table:table-cell table:style-name="ce46" table:formula="of:=[.F5]*[.G5]" office:value-type="float" office:value="78000000" calcext:value-type="float">
            <text:p>78 000 000,00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Hébergement des voyageurs(Classe 1)</text:p>
          </table:table-cell>
          <table:table-cell office:value-type="float" office:value="300000" calcext:value-type="float">
            <text:p>300 000,00</text:p>
          </table:table-cell>
          <table:table-cell table:style-name="Default" office:value-type="float" office:value="120" calcext:value-type="float">
            <text:p>120</text:p>
          </table:table-cell>
          <table:table-cell table:formula="of:=[.B6]*[.C6]" office:value-type="float" office:value="36000000" calcext:value-type="float">
            <text:p>36 000 000,00</text:p>
          </table:table-cell>
          <table:table-cell table:style-name="ce4" office:value-type="string" calcext:value-type="string">
            <text:p>Expériences en plein air</text:p>
          </table:table-cell>
          <table:table-cell office:value-type="float" office:value="200000" calcext:value-type="float">
            <text:p>200 000,00</text:p>
          </table:table-cell>
          <table:table-cell table:style-name="ce32" office:value-type="float" office:value="320" calcext:value-type="float">
            <text:p>320</text:p>
          </table:table-cell>
          <table:table-cell table:style-name="ce46" table:formula="of:=[.F6]*[.G6]" office:value-type="float" office:value="64000000" calcext:value-type="float">
            <text:p>64 000 000,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ébergement des voyageurs(Classe 2)</text:p>
          </table:table-cell>
          <table:table-cell office:value-type="float" office:value="150000" calcext:value-type="float">
            <text:p>150 000,00</text:p>
          </table:table-cell>
          <table:table-cell office:value-type="float" office:value="260" calcext:value-type="float">
            <text:p>260</text:p>
          </table:table-cell>
          <table:table-cell table:formula="of:=[.B7]*[.C7]" office:value-type="float" office:value="39000000" calcext:value-type="float">
            <text:p>39 000 000,00</text:p>
          </table:table-cell>
          <table:table-cell office:value-type="string" calcext:value-type="string">
            <text:p>Menu suggestion des hôtels aux page d’accueil</text:p>
          </table:table-cell>
          <table:table-cell office:value-type="float" office:value="300000" calcext:value-type="float">
            <text:p>300 000,00</text:p>
          </table:table-cell>
          <table:table-cell table:style-name="Default" office:value-type="float" office:value="3" calcext:value-type="float">
            <text:p>3</text:p>
          </table:table-cell>
          <table:table-cell table:style-name="ce46" table:formula="of:=[.F7]*[.G7]" office:value-type="float" office:value="900000" calcext:value-type="float">
            <text:p>900 000,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rges des prises en main voyageurs(En plein air)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320" calcext:value-type="float">
            <text:p>320</text:p>
          </table:table-cell>
          <table:table-cell table:formula="of:=[.B8]*[.C8]" office:value-type="float" office:value="32000000" calcext:value-type="float">
            <text:p>32 000 000,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rges liées aux publicités</text:p>
          </table:table-cell>
          <table:table-cell office:value-type="float" office:value="175000" calcext:value-type="float">
            <text:p>175 000,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75000" calcext:value-type="float">
            <text:p>175 000,00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59"/>
          <table:table-cell table:style-name="ce48" table:formula="of:=SUM([.D9];[.D7];[.D8])" office:value-type="float" office:value="71175000" calcext:value-type="float">
            <text:p>71 175 000,00</text:p>
          </table:table-cell>
          <table:table-cell table:number-columns-repeated="2"/>
          <table:table-cell table:style-name="Default" table:number-columns-repeated="2"/>
          <table:table-cell table:style-name="ce35"/>
          <table:table-cell table:style-name="ce36" table:number-columns-repeated="1015"/>
        </table:table-row>
        <table:table-row table:style-name="ro1">
          <table:table-cell table:style-name="ce6" office:value-type="string" calcext:value-type="string" table:number-columns-spanned="3" table:number-rows-spanned="1">
            <text:p>Total</text:p>
          </table:table-cell>
          <table:covered-table-cell table:style-name="ce14"/>
          <table:covered-table-cell table:style-name="ce20"/>
          <table:table-cell table:style-name="ce22" table:formula="of:=SUM([.D4];[.D10])" office:value-type="float" office:value="141321400" calcext:value-type="float">
            <text:p>141 321 400,00</text:p>
          </table:table-cell>
          <table:table-cell table:style-name="ce27" office:value-type="string" calcext:value-type="string" table:number-columns-spanned="3" table:number-rows-spanned="1">
            <text:p>Total</text:p>
          </table:table-cell>
          <table:covered-table-cell table:style-name="ce29"/>
          <table:covered-table-cell table:style-name="ce33"/>
          <table:table-cell table:style-name="ce31" table:formula="of:=SUM([.H3:.H7])" office:value-type="float" office:value="223900000" calcext:value-type="float">
            <text:p>223 900 000</text:p>
          </table:table-cell>
          <table:table-cell table:style-name="ce35"/>
          <table:table-cell table:style-name="ce36" table:number-columns-repeated="1015"/>
        </table:table-row>
        <table:table-row table:style-name="ro1">
          <table:table-cell table:style-name="ce39"/>
          <table:table-cell table:style-name="ce48"/>
          <table:table-cell table:style-name="ce59"/>
          <table:table-cell table:style-name="ce48"/>
          <table:table-cell table:number-columns-repeated="1020"/>
        </table:table-row>
        <table:table-row table:style-name="ro1">
          <table:table-cell table:style-name="ce7"/>
          <table:table-cell table:style-name="ce48"/>
          <table:table-cell table:style-name="ce59"/>
          <table:table-cell table:style-name="ce23" office:value-type="string" calcext:value-type="string" table:number-columns-spanned="2" table:number-rows-spanned="1">
            <text:p>Résultat</text:p>
          </table:table-cell>
          <table:covered-table-cell/>
          <table:table-cell table:number-columns-repeated="1019"/>
        </table:table-row>
        <table:table-row table:style-name="ro1">
          <table:table-cell table:style-name="ce8"/>
          <table:table-cell table:style-name="ce48"/>
          <table:table-cell table:style-name="ce59"/>
          <table:table-cell table:style-name="ce75" table:formula="of:=-[.D11]+[.H11]" office:value-type="float" office:value="82578600" calcext:value-type="float" table:number-columns-spanned="2" table:number-rows-spanned="1">
            <text:p>82 578 600,00</text:p>
          </table:table-cell>
          <table:covered-table-cell/>
          <table:table-cell table:number-columns-repeated="1019"/>
        </table:table-row>
        <table:table-row table:style-name="ro1">
          <table:table-cell table:style-name="ce8"/>
          <table:table-cell table:style-name="ce48"/>
          <table:table-cell table:style-name="ce59"/>
          <table:table-cell table:style-name="ce48"/>
          <table:table-cell table:number-columns-repeated="1020"/>
        </table:table-row>
        <table:table-row table:style-name="ro1">
          <table:table-cell table:style-name="ce39"/>
          <table:table-cell table:style-name="ce48"/>
          <table:table-cell table:style-name="ce59"/>
          <table:table-cell table:style-name="ce48"/>
          <table:table-cell table:number-columns-repeated="1020"/>
        </table:table-row>
        <table:table-row table:style-name="ro1">
          <table:table-cell table:style-name="ce9"/>
          <table:table-cell table:style-name="ce15"/>
          <table:table-cell table:style-name="ce21"/>
          <table:table-cell table:style-name="ce48"/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number:min-decimal-places="2" number:min-integer-digits="0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07P0"/>
    </number:number-style>
    <number:number-style style:name="N109P0" style:volatile="true">
      <number:number number:decimal-places="2" number:min-decimal-places="2" number:min-integer-digits="0" number:grouping="true"/>
    </number:number-style>
    <number:number-style style:name="N109P1" style:volatile="true">
      <style:text-properties fo:color="#ff0000"/>
      <number:text>-</number:text>
      <number:number number:decimal-places="2" number:min-decimal-places="2" number:min-integer-digits="0" number:grouping="true"/>
    </number:number-style>
    <number:number-style style:name="N109">
      <style:text-properties fo:color="#00ff00"/>
      <number:text/>
      <style:map style:condition="value()&gt;0" style:apply-style-name="N109P0"/>
      <style:map style:condition="value()&lt;0" style:apply-style-name="N109P1"/>
    </number:number-style>
    <number:number-style style:name="N111P0" style:volatile="true">
      <number:number number:decimal-places="0" number:min-decimal-places="0" number:min-integer-digits="0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0" number:grouping="true"/>
      <style:map style:condition="value()&gt;=0" style:apply-style-name="N111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/00/0000</text:date>, <text:time style:data-style-name="N2" text:time-value="08:14:06.5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9-09T08:15:21.395000000</dc:date>
    <meta:editing-duration>PT38M10S</meta:editing-duration>
    <meta:editing-cycles>8</meta:editing-cycles>
    <meta:document-statistic meta:table-count="8" meta:cell-count="424" meta:object-count="0"/>
  </office:meta>
</office:document-meta>
</file>